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90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90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90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90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90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90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90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90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P28" style:family="paragraph" style:parent-style-name="Heading_20_1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 style:parent-style-name="Heading_20_1"/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0" style:family="text" style:parent-style-name="Heading_20_1"/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 style:parent-style-name="Standard"/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 style:parent-style-name="Standard"/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P38" style:family="paragraph" style:parent-style-name="Heading_20_1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>
      <style:text-properties fo:color="#1155cc" style:text-underline-style="solid" style:text-underline-color="font-color"/>
    </style:style>
    <style:style style:name="T40_82" style:family="text"/>
    <style:style style:name="T40_83" style:family="text">
      <style:text-properties fo:color="#1155cc" style:text-underline-style="solid" style:text-underline-color="font-color"/>
    </style:style>
    <style:style style:name="T40_84" style:family="text"/>
    <style:style style:name="T40_85" style:family="text">
      <style:text-properties fo:color="#1155cc" style:text-underline-style="solid" style:text-underline-color="font-color"/>
    </style:style>
    <style:style style:name="T40_86" style:family="text"/>
    <style:style style:name="T40_87" style:family="text">
      <style:text-properties fo:color="#1155cc" style:text-underline-style="solid" style:text-underline-color="font-color"/>
    </style:style>
    <style:style style:name="T40_88" style:family="text"/>
    <style:style style:name="T40_89" style:family="text">
      <style:text-properties fo:color="#1155cc" style:text-underline-style="solid" style:text-underline-color="font-color"/>
    </style:style>
    <style:style style:name="T40_90" style:family="text"/>
    <style:style style:name="T40_91" style:family="text">
      <style:text-properties fo:color="#1155cc" style:text-underline-style="solid" style:text-underline-color="font-color"/>
    </style:style>
    <style:style style:name="T40_92" style:family="text"/>
    <style:style style:name="T40_93" style:family="text">
      <style:text-properties fo:color="#1155cc" style:text-underline-style="solid" style:text-underline-color="font-color"/>
    </style:style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P41" style:family="paragraph" style:parent-style-name="Heading_20_2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 style:parent-style-name="Standard"/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 style:parent-style-name="Standard"/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P54" style:family="paragraph" style:parent-style-name="Heading_20_3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P56" style:family="paragraph" style:parent-style-name="Standard">
      <style:paragraph-properties fo:break-before="auto" fo:text-indent="1.27cm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 style:parent-style-name="Standard"/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 style:parent-style-name="Standard"/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Heading_20_3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P61" style:family="paragraph" style:parent-style-name="Heading_20_2">
      <style:paragraph-properties fo:break-before="auto" fo:line-height="115%" style:writing-mode="lr-tb"/>
    </style:style>
    <style:style style:name="T61_1" style:family="text" style:parent-style-name="Heading_20_2"/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 style:parent-style-name="Heading_20_2"/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P68" style:family="paragraph" style:parent-style-name="Heading_20_1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Heading_20_2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 style:parent-style-name="Standard"/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7" style:family="text" style:parent-style-name="Standard"/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 style:parent-style-name="Standard"/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9" style:family="text" style:parent-style-name="Standard"/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5" style:family="text"/>
    <style:style style:name="T80_56" style:family="text"/>
    <style:style style:name="T80_57" style:family="text"/>
    <style:style style:name="P81" style:family="paragraph" style:parent-style-name="Heading_20_2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P83" style:family="paragraph" style:parent-style-name="Heading_20_2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P85" style:family="paragraph" style:parent-style-name="Heading_20_3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P87" style:family="paragraph" style:parent-style-name="Heading_20_3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P89" style:family="paragraph" style:parent-style-name="Heading_20_3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P91" style:family="paragraph" style:parent-style-name="Heading_20_3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P93" style:family="paragraph" style:parent-style-name="Heading_20_2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break-before="auto" fo:text-indent="0cm" fo:line-height="115%" fo:margin-lef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P95" style:family="paragraph" style:parent-style-name="Heading_20_3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P99" style:family="paragraph" style:parent-style-name="Standard">
      <style:paragraph-properties fo:break-before="auto" fo:line-height="115%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P100" style:family="paragraph" style:parent-style-name="Heading_20_3">
      <style:paragraph-properties fo:break-before="auto" fo:line-height="115%" style:writing-mode="lr-tb"/>
    </style:style>
    <style:style style:name="T100_1" style:family="text" style:parent-style-name="Heading_20_3"/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 style:parent-style-name="Heading_20_3"/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1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P110" style:family="paragraph" style:parent-style-name="Heading_20_3">
      <style:paragraph-properties fo:break-before="auto" fo:line-height="115%" style:writing-mode="lr-tb"/>
    </style:style>
    <style:style style:name="T110_1" style:family="text"/>
    <style:style style:name="P111" style:family="paragraph" style:parent-style-name="Heading_20_3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fo:margin-top="0cm" fo:margin-bottom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P114" style:family="paragraph" style:parent-style-name="Heading_20_3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 style:parent-style-name="Standard"/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 style:parent-style-name="Standard"/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 style:parent-style-name="Standard"/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P119" style:family="paragraph" style:parent-style-name="Heading_20_3">
      <style:paragraph-properties fo:break-before="auto" fo:line-height="115%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P123" style:family="paragraph" style:parent-style-name="Heading_20_3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P128" style:family="paragraph" style:parent-style-name="Heading_20_3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P129" style:family="paragraph" style:parent-style-name="Standard">
      <style:paragraph-properties fo:break-before="auto" fo:line-height="115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P130" style:family="paragraph" style:parent-style-name="Heading_20_3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 style:parent-style-name="Standard"/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9" style:family="text" style:parent-style-name="Standard"/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P140" style:family="paragraph" style:parent-style-name="Heading_20_3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15%" fo:margin-top="0cm" fo:margin-bottom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P143" style:family="paragraph" style:parent-style-name="Heading_20_3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P146" style:family="paragraph" style:parent-style-name="Standard">
      <style:paragraph-properties fo:break-before="auto" fo:line-height="115%" fo:margin-top="0cm" fo:margin-bottom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Heading_20_3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tv824m5h8aqx"/><text:bookmark-end text:name="h.tv824m5h8aqx"/><text:span text:style-name="T1_1">Pisi</text:span><text:span text:style-name="T1_2"><text:s/></text:span><text:span text:style-name="T1_3">Linux</text:span><text:span text:style-name="T1_4"><text:s/></text:span><text:span text:style-name="T1_5">Roadmap</text:span></text:p>
      <text:p text:style-name="P2"><text:span text:style-name="T2_1"><text:a xlink:type="simple" xlink:href="#h.bfnkf6qz6lnw"><text:span text:style-name="T2_2">The</text:span></text:a></text:span><text:span text:style-name="T2_3"><text:a xlink:type="simple" xlink:href="#h.bfnkf6qz6lnw"><text:span text:style-name="T2_4"><text:s/></text:span></text:a></text:span><text:span text:style-name="T2_5"><text:a xlink:type="simple" xlink:href="#h.bfnkf6qz6lnw"><text:span text:style-name="T2_6">purpose</text:span></text:a></text:span><text:span text:style-name="T2_7"><text:a xlink:type="simple" xlink:href="#h.bfnkf6qz6lnw"><text:span text:style-name="T2_8"><text:s/></text:span></text:a></text:span><text:span text:style-name="T2_9"><text:a xlink:type="simple" xlink:href="#h.bfnkf6qz6lnw"><text:span text:style-name="T2_10">of</text:span></text:a></text:span><text:span text:style-name="T2_11"><text:a xlink:type="simple" xlink:href="#h.bfnkf6qz6lnw"><text:span text:style-name="T2_12"><text:s/></text:span></text:a></text:span><text:span text:style-name="T2_13"><text:a xlink:type="simple" xlink:href="#h.bfnkf6qz6lnw"><text:span text:style-name="T2_14">Pisi</text:span></text:a></text:span><text:span text:style-name="T2_15"><text:a xlink:type="simple" xlink:href="#h.bfnkf6qz6lnw"><text:span text:style-name="T2_16"><text:s/></text:span></text:a></text:span><text:span text:style-name="T2_17"><text:a xlink:type="simple" xlink:href="#h.bfnkf6qz6lnw"><text:span text:style-name="T2_18">Linux</text:span></text:a></text:span></text:p>
      <text:p text:style-name="P3"><text:span text:style-name="T3_1"><text:a xlink:type="simple" xlink:href="#h.yjzzd5todwng"><text:span text:style-name="T3_2">Setting</text:span></text:a></text:span><text:span text:style-name="T3_3"><text:a xlink:type="simple" xlink:href="#h.yjzzd5todwng"><text:span text:style-name="T3_4"><text:s/></text:span></text:a></text:span><text:span text:style-name="T3_5"><text:a xlink:type="simple" xlink:href="#h.yjzzd5todwng"><text:span text:style-name="T3_6">up</text:span></text:a></text:span><text:span text:style-name="T3_7"><text:a xlink:type="simple" xlink:href="#h.yjzzd5todwng"><text:span text:style-name="T3_8"><text:s/></text:span></text:a></text:span><text:span text:style-name="T3_9"><text:a xlink:type="simple" xlink:href="#h.yjzzd5todwng"><text:span text:style-name="T3_10">infrastructure</text:span></text:a></text:span></text:p>
      <text:p text:style-name="P4"><text:span text:style-name="T4_1"><text:a xlink:type="simple" xlink:href="#h.68ruockusdq6"><text:span text:style-name="T4_2">Set</text:span></text:a></text:span><text:span text:style-name="T4_3"><text:a xlink:type="simple" xlink:href="#h.68ruockusdq6"><text:span text:style-name="T4_4"><text:s/></text:span></text:a></text:span><text:span text:style-name="T4_5"><text:a xlink:type="simple" xlink:href="#h.68ruockusdq6"><text:span text:style-name="T4_6">up</text:span></text:a></text:span><text:span text:style-name="T4_7"><text:a xlink:type="simple" xlink:href="#h.68ruockusdq6"><text:span text:style-name="T4_8"><text:s/></text:span></text:a></text:span><text:span text:style-name="T4_9"><text:a xlink:type="simple" xlink:href="#h.68ruockusdq6"><text:span text:style-name="T4_10">Redmine</text:span></text:a></text:span><text:span text:style-name="T4_11"><text:a xlink:type="simple" xlink:href="#h.68ruockusdq6"><text:span text:style-name="T4_12"><text:s/></text:span></text:a></text:span><text:span text:style-name="T4_13"><text:a xlink:type="simple" xlink:href="#h.68ruockusdq6"><text:span text:style-name="T4_14">for</text:span></text:a></text:span><text:span text:style-name="T4_15"><text:a xlink:type="simple" xlink:href="#h.68ruockusdq6"><text:span text:style-name="T4_16"><text:s/></text:span></text:a></text:span><text:span text:style-name="T4_17"><text:a xlink:type="simple" xlink:href="#h.68ruockusdq6"><text:span text:style-name="T4_18">collaboration</text:span></text:a></text:span></text:p>
      <text:p text:style-name="P5"><text:span text:style-name="T5_1"><text:a xlink:type="simple" xlink:href="#h.rsjn70stv0ha"><text:span text:style-name="T5_2">Set</text:span></text:a></text:span><text:span text:style-name="T5_3"><text:a xlink:type="simple" xlink:href="#h.rsjn70stv0ha"><text:span text:style-name="T5_4"><text:s/></text:span></text:a></text:span><text:span text:style-name="T5_5"><text:a xlink:type="simple" xlink:href="#h.rsjn70stv0ha"><text:span text:style-name="T5_6">up</text:span></text:a></text:span><text:span text:style-name="T5_7"><text:a xlink:type="simple" xlink:href="#h.rsjn70stv0ha"><text:span text:style-name="T5_8"><text:s/></text:span></text:a></text:span><text:span text:style-name="T5_9"><text:a xlink:type="simple" xlink:href="#h.rsjn70stv0ha"><text:span text:style-name="T5_10">ownCloud</text:span></text:a></text:span><text:span text:style-name="T5_11"><text:a xlink:type="simple" xlink:href="#h.rsjn70stv0ha"><text:span text:style-name="T5_12"><text:s/></text:span></text:a></text:span><text:span text:style-name="T5_13"><text:a xlink:type="simple" xlink:href="#h.rsjn70stv0ha"><text:span text:style-name="T5_14">for</text:span></text:a></text:span><text:span text:style-name="T5_15"><text:a xlink:type="simple" xlink:href="#h.rsjn70stv0ha"><text:span text:style-name="T5_16"><text:s/></text:span></text:a></text:span><text:span text:style-name="T5_17"><text:a xlink:type="simple" xlink:href="#h.rsjn70stv0ha"><text:span text:style-name="T5_18">file</text:span></text:a></text:span><text:span text:style-name="T5_19"><text:a xlink:type="simple" xlink:href="#h.rsjn70stv0ha"><text:span text:style-name="T5_20"><text:s/></text:span></text:a></text:span><text:span text:style-name="T5_21"><text:a xlink:type="simple" xlink:href="#h.rsjn70stv0ha"><text:span text:style-name="T5_22">storage</text:span></text:a></text:span></text:p>
      <text:p text:style-name="P6"><text:span text:style-name="T6_1"><text:a xlink:type="simple" xlink:href="#h.gj1u1ukk794j"><text:span text:style-name="T6_2">Create</text:span></text:a></text:span><text:span text:style-name="T6_3"><text:a xlink:type="simple" xlink:href="#h.gj1u1ukk794j"><text:span text:style-name="T6_4"><text:s/></text:span></text:a></text:span><text:span text:style-name="T6_5"><text:a xlink:type="simple" xlink:href="#h.gj1u1ukk794j"><text:span text:style-name="T6_6">teams</text:span></text:a></text:span></text:p>
      <text:p text:style-name="P7"><text:span text:style-name="T7_1"><text:a xlink:type="simple" xlink:href="#h.z802qnkbgpu"><text:span text:style-name="T7_2">Engineering</text:span></text:a></text:span><text:span text:style-name="T7_3"><text:a xlink:type="simple" xlink:href="#h.z802qnkbgpu"><text:span text:style-name="T7_4"><text:s/></text:span></text:a></text:span><text:span text:style-name="T7_5"><text:a xlink:type="simple" xlink:href="#h.z802qnkbgpu"><text:span text:style-name="T7_6">Steering</text:span></text:a></text:span><text:span text:style-name="T7_7"><text:a xlink:type="simple" xlink:href="#h.z802qnkbgpu"><text:span text:style-name="T7_8"><text:s/></text:span></text:a></text:span><text:span text:style-name="T7_9"><text:a xlink:type="simple" xlink:href="#h.z802qnkbgpu"><text:span text:style-name="T7_10">Committee</text:span></text:a></text:span></text:p>
      <text:p text:style-name="P8"><text:span text:style-name="T8_1"><text:a xlink:type="simple" xlink:href="#h.4jf2jfwm6bg9"><text:span text:style-name="T8_2">Project</text:span></text:a></text:span><text:span text:style-name="T8_3"><text:a xlink:type="simple" xlink:href="#h.4jf2jfwm6bg9"><text:span text:style-name="T8_4"><text:s/></text:span></text:a></text:span><text:span text:style-name="T8_5"><text:a xlink:type="simple" xlink:href="#h.4jf2jfwm6bg9"><text:span text:style-name="T8_6">Coordinator</text:span></text:a></text:span></text:p>
      <text:p text:style-name="P9"><text:span text:style-name="T9_1"><text:a xlink:type="simple" xlink:href="#h.okbsfkklxu61"><text:span text:style-name="T9_2">Set</text:span></text:a></text:span><text:span text:style-name="T9_3"><text:a xlink:type="simple" xlink:href="#h.okbsfkklxu61"><text:span text:style-name="T9_4"><text:s/></text:span></text:a></text:span><text:span text:style-name="T9_5"><text:a xlink:type="simple" xlink:href="#h.okbsfkklxu61"><text:span text:style-name="T9_6">up</text:span></text:a></text:span><text:span text:style-name="T9_7"><text:a xlink:type="simple" xlink:href="#h.okbsfkklxu61"><text:span text:style-name="T9_8"><text:s/></text:span></text:a></text:span><text:span text:style-name="T9_9"><text:a xlink:type="simple" xlink:href="#h.okbsfkklxu61"><text:span text:style-name="T9_10">financial</text:span></text:a></text:span><text:span text:style-name="T9_11"><text:a xlink:type="simple" xlink:href="#h.okbsfkklxu61"><text:span text:style-name="T9_12"><text:s/></text:span></text:a></text:span><text:span text:style-name="T9_13"><text:a xlink:type="simple" xlink:href="#h.okbsfkklxu61"><text:span text:style-name="T9_14">infrastructure</text:span></text:a></text:span></text:p>
      <text:p text:style-name="P10"><text:span text:style-name="T10_1"><text:a xlink:type="simple" xlink:href="#h.1o7qm15zr1du"><text:span text:style-name="T10_2">Development</text:span></text:a></text:span><text:span text:style-name="T10_3"><text:a xlink:type="simple" xlink:href="#h.1o7qm15zr1du"><text:span text:style-name="T10_4"><text:s/></text:span></text:a></text:span><text:span text:style-name="T10_5"><text:a xlink:type="simple" xlink:href="#h.1o7qm15zr1du"><text:span text:style-name="T10_6">Roadmap</text:span></text:a></text:span></text:p>
      <text:p text:style-name="P11"><text:span text:style-name="T11_1"><text:a xlink:type="simple" xlink:href="#h.3p65iav7z1t3"><text:span text:style-name="T11_2">PiSi</text:span></text:a></text:span><text:span text:style-name="T11_3"><text:a xlink:type="simple" xlink:href="#h.3p65iav7z1t3"><text:span text:style-name="T11_4"><text:s/></text:span></text:a></text:span><text:span text:style-name="T11_5"><text:a xlink:type="simple" xlink:href="#h.3p65iav7z1t3"><text:span text:style-name="T11_6">Development</text:span></text:a></text:span></text:p>
      <text:p text:style-name="P12"><text:span text:style-name="T12_1"><text:a xlink:type="simple" xlink:href="#h.9pspjclh9q4g"><text:span text:style-name="T12_2">Package</text:span></text:a></text:span><text:span text:style-name="T12_3"><text:a xlink:type="simple" xlink:href="#h.9pspjclh9q4g"><text:span text:style-name="T12_4"><text:s/></text:span></text:a></text:span><text:span text:style-name="T12_5"><text:a xlink:type="simple" xlink:href="#h.9pspjclh9q4g"><text:span text:style-name="T12_6">Maintenance</text:span></text:a></text:span></text:p>
      <text:p text:style-name="P13"><text:span text:style-name="T13_1"><text:a xlink:type="simple" xlink:href="#h.vbq53i8cxuq8"><text:span text:style-name="T13_2">Coding</text:span></text:a></text:span><text:span text:style-name="T13_3"><text:a xlink:type="simple" xlink:href="#h.vbq53i8cxuq8"><text:span text:style-name="T13_4"><text:s/></text:span></text:a></text:span><text:span text:style-name="T13_5"><text:a xlink:type="simple" xlink:href="#h.vbq53i8cxuq8"><text:span text:style-name="T13_6">Guidelines</text:span></text:a></text:span></text:p>
      <text:p text:style-name="P14"><text:span text:style-name="T14_1"><text:a xlink:type="simple" xlink:href="#h.dzevde6n5jcc"><text:span text:style-name="T14_2">Commit</text:span></text:a></text:span><text:span text:style-name="T14_3"><text:a xlink:type="simple" xlink:href="#h.dzevde6n5jcc"><text:span text:style-name="T14_4"><text:s/></text:span></text:a></text:span><text:span text:style-name="T14_5"><text:a xlink:type="simple" xlink:href="#h.dzevde6n5jcc"><text:span text:style-name="T14_6">Review</text:span></text:a></text:span></text:p>
      <text:p text:style-name="P15"><text:span text:style-name="T15_1"><text:a xlink:type="simple" xlink:href="#h.qd04fsyqun2m"><text:span text:style-name="T15_2">Preventing</text:span></text:a></text:span><text:span text:style-name="T15_3"><text:a xlink:type="simple" xlink:href="#h.qd04fsyqun2m"><text:span text:style-name="T15_4"><text:s/></text:span></text:a></text:span><text:span text:style-name="T15_5"><text:a xlink:type="simple" xlink:href="#h.qd04fsyqun2m"><text:span text:style-name="T15_6">Regressions</text:span></text:a></text:span></text:p>
      <text:p text:style-name="P16"><text:span text:style-name="T16_1"><text:a xlink:type="simple" xlink:href="#h.yqu23pew9g56"><text:span text:style-name="T16_2">UI</text:span></text:a></text:span><text:span text:style-name="T16_3"><text:a xlink:type="simple" xlink:href="#h.yqu23pew9g56"><text:span text:style-name="T16_4"><text:s/></text:span></text:a></text:span><text:span text:style-name="T16_5"><text:a xlink:type="simple" xlink:href="#h.yqu23pew9g56"><text:span text:style-name="T16_6">Commits</text:span></text:a></text:span></text:p>
      <text:p text:style-name="P17"><text:span text:style-name="T17_1"><text:a xlink:type="simple" xlink:href="#h.ta3lbxjyt5ks"><text:span text:style-name="T17_2">Adding</text:span></text:a></text:span><text:span text:style-name="T17_3"><text:a xlink:type="simple" xlink:href="#h.ta3lbxjyt5ks"><text:span text:style-name="T17_4"><text:s/></text:span></text:a></text:span><text:span text:style-name="T17_5"><text:a xlink:type="simple" xlink:href="#h.ta3lbxjyt5ks"><text:span text:style-name="T17_6">New</text:span></text:a></text:span><text:span text:style-name="T17_7"><text:a xlink:type="simple" xlink:href="#h.ta3lbxjyt5ks"><text:span text:style-name="T17_8"><text:s/></text:span></text:a></text:span><text:span text:style-name="T17_9"><text:a xlink:type="simple" xlink:href="#h.ta3lbxjyt5ks"><text:span text:style-name="T17_10">Features</text:span></text:a></text:span></text:p>
      <text:p text:style-name="P18"><text:span text:style-name="T18_1"><text:a xlink:type="simple" xlink:href="#h.p27gzt17ntzd"><text:span text:style-name="T18_2">New</text:span></text:a></text:span><text:span text:style-name="T18_3"><text:a xlink:type="simple" xlink:href="#h.p27gzt17ntzd"><text:span text:style-name="T18_4"><text:s/></text:span></text:a></text:span><text:span text:style-name="T18_5"><text:a xlink:type="simple" xlink:href="#h.p27gzt17ntzd"><text:span text:style-name="T18_6">Features</text:span></text:a></text:span></text:p>
      <text:p text:style-name="P19"><text:span text:style-name="T19_1"><text:a xlink:type="simple" xlink:href="#h.lftca5d005w9"><text:span text:style-name="T19_2">YALI</text:span></text:a></text:span></text:p>
      <text:p text:style-name="P20"><text:span text:style-name="T20_1"><text:a xlink:type="simple" xlink:href="#h.22katfhu6ga"><text:span text:style-name="T20_2">MÜDÜR</text:span></text:a></text:span></text:p>
      <text:p text:style-name="P21"><text:span text:style-name="T21_1"><text:a xlink:type="simple" xlink:href="#h.zd7ka3b1zxy1"><text:span text:style-name="T21_2">NEW</text:span></text:a></text:span><text:span text:style-name="T21_3"><text:a xlink:type="simple" xlink:href="#h.zd7ka3b1zxy1"><text:span text:style-name="T21_4"><text:s/></text:span></text:a></text:span><text:span text:style-name="T21_5"><text:a xlink:type="simple" xlink:href="#h.zd7ka3b1zxy1"><text:span text:style-name="T21_6">APIS</text:span></text:a></text:span><text:span text:style-name="T21_7"><text:a xlink:type="simple" xlink:href="#h.zd7ka3b1zxy1"><text:span text:style-name="T21_8"><text:s/>/<text:s/></text:span></text:a></text:span><text:span text:style-name="T21_9"><text:a xlink:type="simple" xlink:href="#h.zd7ka3b1zxy1"><text:span text:style-name="T21_10">FRAMEWORKS</text:span></text:a></text:span></text:p>
      <text:p text:style-name="P22"><text:span text:style-name="T22_1"><text:a xlink:type="simple" xlink:href="#h.v0m7awu91ibu"><text:span text:style-name="T22_2">DESKTOP</text:span></text:a></text:span><text:span text:style-name="T22_3"><text:a xlink:type="simple" xlink:href="#h.v0m7awu91ibu"><text:span text:style-name="T22_4"><text:s/></text:span></text:a></text:span><text:span text:style-name="T22_5"><text:a xlink:type="simple" xlink:href="#h.v0m7awu91ibu"><text:span text:style-name="T22_6">ENVIRONMENTS</text:span></text:a></text:span></text:p>
      <text:p text:style-name="P23"><text:span text:style-name="T23_1"><text:a xlink:type="simple" xlink:href="#h.uy756klhzeq8"><text:span text:style-name="T23_2">KAPTAN</text:span></text:a></text:span></text:p>
      <text:p text:style-name="P24"><text:span text:style-name="T24_1"><text:a xlink:type="simple" xlink:href="#h.qsqco5qufa4a"><text:span text:style-name="T24_2">LANGUAGE</text:span></text:a></text:span><text:span text:style-name="T24_3"><text:a xlink:type="simple" xlink:href="#h.qsqco5qufa4a"><text:span text:style-name="T24_4"><text:s/></text:span></text:a></text:span><text:span text:style-name="T24_5"><text:a xlink:type="simple" xlink:href="#h.qsqco5qufa4a"><text:span text:style-name="T24_6">SUPPORT</text:span></text:a></text:span><text:span text:style-name="T24_7"><text:a xlink:type="simple" xlink:href="#h.qsqco5qufa4a"><text:span text:style-name="T24_8"><text:s/>/<text:s/></text:span></text:a></text:span><text:span text:style-name="T24_9"><text:a xlink:type="simple" xlink:href="#h.qsqco5qufa4a"><text:span text:style-name="T24_10">SPELL</text:span></text:a></text:span><text:span text:style-name="T24_11"><text:a xlink:type="simple" xlink:href="#h.qsqco5qufa4a"><text:span text:style-name="T24_12">-</text:span></text:a></text:span><text:span text:style-name="T24_13"><text:a xlink:type="simple" xlink:href="#h.qsqco5qufa4a"><text:span text:style-name="T24_14">GRAMMAR</text:span></text:a></text:span><text:span text:style-name="T24_15"><text:a xlink:type="simple" xlink:href="#h.qsqco5qufa4a"><text:span text:style-name="T24_16"><text:s/></text:span></text:a></text:span><text:span text:style-name="T24_17"><text:a xlink:type="simple" xlink:href="#h.qsqco5qufa4a"><text:span text:style-name="T24_18">CHECKING</text:span></text:a></text:span></text:p>
      <text:p text:style-name="P25"><text:span text:style-name="T25_1"><text:a xlink:type="simple" xlink:href="#h.jt1zao7qqdga"><text:span text:style-name="T25_2">CHOICE</text:span></text:a></text:span><text:span text:style-name="T25_3"><text:a xlink:type="simple" xlink:href="#h.jt1zao7qqdga"><text:span text:style-name="T25_4"><text:s/></text:span></text:a></text:span><text:span text:style-name="T25_5"><text:a xlink:type="simple" xlink:href="#h.jt1zao7qqdga"><text:span text:style-name="T25_6">OF</text:span></text:a></text:span><text:span text:style-name="T25_7"><text:a xlink:type="simple" xlink:href="#h.jt1zao7qqdga"><text:span text:style-name="T25_8"><text:s/></text:span></text:a></text:span><text:span text:style-name="T25_9"><text:a xlink:type="simple" xlink:href="#h.jt1zao7qqdga"><text:span text:style-name="T25_10">DEFAULT</text:span></text:a></text:span><text:span text:style-name="T25_11"><text:a xlink:type="simple" xlink:href="#h.jt1zao7qqdga"><text:span text:style-name="T25_12"><text:s/></text:span></text:a></text:span><text:span text:style-name="T25_13"><text:a xlink:type="simple" xlink:href="#h.jt1zao7qqdga"><text:span text:style-name="T25_14">SOFTWARE</text:span></text:a></text:span></text:p>
      <text:p text:style-name="P26"><text:span text:style-name="T26_1"><text:a xlink:type="simple" xlink:href="#h.ojj6r9sap5in"><text:span text:style-name="T26_2">WEBSITE</text:span></text:a></text:span></text:p>
      <text:p text:style-name="P27"><text:span text:style-name="T27_1"><text:a xlink:type="simple" xlink:href="#h.8yehxtrmecd1"><text:span text:style-name="T27_2">TO</text:span></text:a></text:span><text:span text:style-name="T27_3"><text:a xlink:type="simple" xlink:href="#h.8yehxtrmecd1"><text:span text:style-name="T27_4">-</text:span></text:a></text:span><text:span text:style-name="T27_5"><text:a xlink:type="simple" xlink:href="#h.8yehxtrmecd1"><text:span text:style-name="T27_6">DOS</text:span></text:a></text:span><text:span text:style-name="T27_7"><text:a xlink:type="simple" xlink:href="#h.8yehxtrmecd1"><text:span text:style-name="T27_8"><text:s/></text:span></text:a></text:span><text:span text:style-name="T27_9"><text:a xlink:type="simple" xlink:href="#h.8yehxtrmecd1"><text:span text:style-name="T27_10">FOR</text:span></text:a></text:span><text:span text:style-name="T27_11"><text:a xlink:type="simple" xlink:href="#h.8yehxtrmecd1"><text:span text:style-name="T27_12"><text:s/></text:span></text:a></text:span><text:span text:style-name="T27_13"><text:a xlink:type="simple" xlink:href="#h.8yehxtrmecd1"><text:span text:style-name="T27_14">GENERAL</text:span></text:a></text:span><text:span text:style-name="T27_15"><text:a xlink:type="simple" xlink:href="#h.8yehxtrmecd1"><text:span text:style-name="T27_16"><text:s/></text:span></text:a></text:span><text:span text:style-name="T27_17"><text:a xlink:type="simple" xlink:href="#h.8yehxtrmecd1"><text:span text:style-name="T27_18">CODE</text:span></text:a></text:span><text:span text:style-name="T27_19"><text:a xlink:type="simple" xlink:href="#h.8yehxtrmecd1"><text:span text:style-name="T27_20"><text:s/></text:span></text:a></text:span><text:span text:style-name="T27_21"><text:a xlink:type="simple" xlink:href="#h.8yehxtrmecd1"><text:span text:style-name="T27_22">MAINTENANCE</text:span></text:a></text:span></text:p>
      <text:h text:style-name="P28" text:outline-level="10"><text:bookmark-start text:name="h.bfnkf6qz6lnw"/><text:bookmark-end text:name="h.bfnkf6qz6lnw"/><text:span text:style-name="T28_1">The</text:span><text:span text:style-name="T28_2"><text:s/></text:span><text:span text:style-name="T28_3"><office:annotation><dc:creator/><text:p text:style-name="P29"><text:span text:style-name="T29_1">Expand</text:span><text:span text:style-name="T29_2"><text:s/></text:span><text:span text:style-name="T29_3">the</text:span><text:span text:style-name="T29_4"><text:s/></text:span><text:span text:style-name="T29_5">purpose</text:span><text:span text:style-name="T29_6">.</text:span></text:p><text:p text:style-name="P30"/><text:p text:style-name="P31"><text:span text:style-name="T31_1">Came</text:span><text:span text:style-name="T31_2"><text:s/></text:span><text:span text:style-name="T31_3">about</text:span><text:span text:style-name="T31_4"><text:s/></text:span><text:span text:style-name="T31_5">as</text:span><text:span text:style-name="T31_6"><text:s/></text:span><text:span text:style-name="T31_7">an</text:span><text:span text:style-name="T31_8"><text:s/></text:span><text:span text:style-name="T31_9">attempt</text:span><text:span text:style-name="T31_10"><text:s/>(</text:span><text:span text:style-name="T31_11">as</text:span><text:span text:style-name="T31_12"><text:s/></text:span><text:span text:style-name="T31_13">Pardus</text:span><text:span text:style-name="T31_14">-</text:span><text:span text:style-name="T31_15">Anka</text:span><text:span text:style-name="T31_16">,<text:s/></text:span><text:span text:style-name="T31_17">in</text:span><text:span text:style-name="T31_18"><text:s/></text:span><text:span text:style-name="T31_19">the</text:span><text:span text:style-name="T31_20"><text:s/></text:span><text:span text:style-name="T31_21">first</text:span><text:span text:style-name="T31_22"><text:s/></text:span><text:span text:style-name="T31_23">instance</text:span><text:span text:style-name="T31_24">)<text:s/></text:span><text:span text:style-name="T31_25">to</text:span><text:span text:style-name="T31_26"><text:s/></text:span><text:span text:style-name="T31_27">preseve</text:span><text:span text:style-name="T31_28">/</text:span><text:span text:style-name="T31_29">develop</text:span><text:span text:style-name="T31_30"><text:s/></text:span><text:span text:style-name="T31_31">Pardus</text:span><text:span text:style-name="T31_32"><text:s/></text:span><text:span text:style-name="T31_33">technologies</text:span><text:span text:style-name="T31_34"><text:s/></text:span><text:span text:style-name="T31_35">and</text:span><text:span text:style-name="T31_36"><text:s/></text:span><text:span text:style-name="T31_37">promote</text:span><text:span text:style-name="T31_38"><text:s/></text:span><text:span text:style-name="T31_39">awarenes</text:span><text:span text:style-name="T31_40"><text:s/></text:span><text:span text:style-name="T31_41">and</text:span><text:span text:style-name="T31_42"><text:s/></text:span><text:span text:style-name="T31_43">interest</text:span><text:span text:style-name="T31_44"><text:s/></text:span><text:span text:style-name="T31_45">in</text:span><text:span text:style-name="T31_46"><text:s/></text:span><text:span text:style-name="T31_47">these</text:span><text:span text:style-name="T31_48"><text:s/></text:span><text:span text:style-name="T31_49">technologies</text:span></text:p></office:annotation></text:span><text:span text:style-name="T31_50"><office:annotation><dc:creator/><text:p text:style-name="P32"><text:span text:style-name="T32_1">Adding</text:span><text:span text:style-name="T32_2"><text:s/></text:span><text:span text:style-name="T32_3">it</text:span><text:span text:style-name="T32_4"><text:s/></text:span><text:span text:style-name="T32_5">below</text:span><text:span text:style-name="T32_6">.</text:span></text:p></office:annotation></text:span><text:span text:style-name="T32_7">purpose</text:span><text:span text:style-name="T32_8"><text:s/></text:span><text:span text:style-name="T32_9">of</text:span><text:span text:style-name="T32_10"><text:s/></text:span><text:span text:style-name="T32_11">Pisi</text:span><text:span text:style-name="T32_12"><text:s/></text:span><text:span text:style-name="T32_13">Linux</text:span></text:h>
      <text:p text:style-name="P33"><text:span text:style-name="T33_1">An</text:span><text:span text:style-name="T33_2"><text:s/></text:span><text:span text:style-name="T33_3">end</text:span><text:span text:style-name="T33_4">-</text:span><text:span text:style-name="T33_5">user</text:span><text:span text:style-name="T33_6"><text:s/></text:span><text:span text:style-name="T33_7">based</text:span><text:span text:style-name="T33_8"><text:s/></text:span><text:span text:style-name="T33_9">distribution</text:span><text:span text:style-name="T33_10"><text:s/></text:span><text:span text:style-name="T33_11"><office:annotation><dc:creator/><text:p text:style-name="P34"><text:span text:style-name="T34_1">KDE</text:span><text:span text:style-name="T34_2"><text:s/></text:span><text:span text:style-name="T34_3">has</text:span><text:span text:style-name="T34_4"><text:s/></text:span><text:span text:style-name="T34_5">primary</text:span><text:span text:style-name="T34_6"><text:s/></text:span><text:span text:style-name="T34_7">focus</text:span><text:span text:style-name="T34_8">,<text:s/></text:span><text:span text:style-name="T34_9">so</text:span><text:span text:style-name="T34_10"><text:s/></text:span><text:span text:style-name="T34_11">perhaps</text:span><text:span text:style-name="T34_12"><text:s/></text:span><text:span text:style-name="T34_13">adjust</text:span><text:span text:style-name="T34_14"><text:s/></text:span><text:span text:style-name="T34_15">wording</text:span><text:span text:style-name="T34_16">?</text:span></text:p></office:annotation></text:span><text:span text:style-name="T34_17"><office:annotation><dc:creator/><text:p text:style-name="P35"><text:span text:style-name="T35_1">Um</text:span><text:span text:style-name="T35_2">,<text:s/></text:span><text:span text:style-name="T35_3">not</text:span><text:span text:style-name="T35_4"><text:s/></text:span><text:span text:style-name="T35_5">sure</text:span><text:span text:style-name="T35_6"><text:s/></text:span><text:span text:style-name="T35_7">how</text:span><text:span text:style-name="T35_8"><text:s/></text:span><text:span text:style-name="T35_9">to</text:span><text:span text:style-name="T35_10"><text:s/></text:span><text:span text:style-name="T35_11">write</text:span><text:span text:style-name="T35_12">,<text:s/></text:span><text:span text:style-name="T35_13">how</text:span><text:span text:style-name="T35_14"><text:s/></text:span><text:span text:style-name="T35_15">to</text:span><text:span text:style-name="T35_16"><text:s/></text:span><text:span text:style-name="T35_17">edit</text:span><text:span text:style-name="T35_18">?</text:span></text:p></office:annotation></text:span><text:span text:style-name="T35_19">with</text:span><text:span text:style-name="T35_20"><text:s/></text:span><text:span text:style-name="T35_21">good</text:span><text:span text:style-name="T35_22"><text:s/></text:span><text:span text:style-name="T35_23">KDE</text:span><text:span text:style-name="T35_24"><text:s/></text:span><text:span text:style-name="T35_25">support</text:span><text:span text:style-name="T35_26">,<text:s/></text:span><text:span text:style-name="T35_27">a</text:span><text:span text:style-name="T35_28"><text:s/></text:span><text:span text:style-name="T35_29">pleasant</text:span><text:span text:style-name="T35_30"><text:s/></text:span><text:span text:style-name="T35_31">user</text:span><text:span text:style-name="T35_32"><text:s/></text:span><text:span text:style-name="T35_33">interface</text:span><text:span text:style-name="T35_34">,<text:s/></text:span><text:span text:style-name="T35_35">and</text:span><text:span text:style-name="T35_36"><text:s/></text:span><text:span text:style-name="T35_37">good</text:span><text:span text:style-name="T35_38"><text:s/></text:span><text:span text:style-name="T35_39">language</text:span><text:span text:style-name="T35_40"><text:s/></text:span><text:span text:style-name="T35_41">support</text:span><text:span text:style-name="T35_42">.</text:span></text:p>
      <text:p text:style-name="P36"/>
      <text:p text:style-name="P37"><text:span text:style-name="T37_1">Also</text:span><text:span text:style-name="T37_2"><text:s/></text:span><text:span text:style-name="T37_3">preseve</text:span><text:span text:style-name="T37_4">/</text:span><text:span text:style-name="T37_5">develop</text:span><text:span text:style-name="T37_6"><text:s/></text:span><text:span text:style-name="T37_7">Pardus</text:span><text:span text:style-name="T37_8"><text:s/></text:span><text:span text:style-name="T37_9">technologies</text:span><text:span text:style-name="T37_10"><text:s/></text:span><text:span text:style-name="T37_11">and</text:span><text:span text:style-name="T37_12"><text:s/></text:span><text:span text:style-name="T37_13">promote</text:span><text:span text:style-name="T37_14"><text:s/></text:span><text:span text:style-name="T37_15">awarenes</text:span><text:span text:style-name="T37_16"><text:s/></text:span><text:span text:style-name="T37_17">and</text:span><text:span text:style-name="T37_18"><text:s/></text:span><text:span text:style-name="T37_19">interest</text:span><text:span text:style-name="T37_20"><text:s/></text:span><text:span text:style-name="T37_21">in</text:span><text:span text:style-name="T37_22"><text:s/></text:span><text:span text:style-name="T37_23">these</text:span><text:span text:style-name="T37_24"><text:s/></text:span><text:span text:style-name="T37_25">technologies</text:span></text:p>
      <text:h text:style-name="P38" text:outline-level="10"><text:bookmark-start text:name="h.yjzzd5todwng"/><text:bookmark-end text:name="h.yjzzd5todwng"/><text:span text:style-name="T38_1">Setting</text:span><text:span text:style-name="T38_2"><text:s/></text:span><text:span text:style-name="T38_3">up</text:span><text:span text:style-name="T38_4"><text:s/></text:span><text:span text:style-name="T38_5">infrastructure</text:span></text:h>
      <text:h text:style-name="P39" text:outline-level="10"><text:bookmark-start text:name="h.68ruockusdq6"/><text:bookmark-end text:name="h.68ruockusdq6"/><text:span text:style-name="T39_1">Set</text:span><text:span text:style-name="T39_2"><text:s/></text:span><text:span text:style-name="T39_3">up</text:span><text:span text:style-name="T39_4"><text:s/></text:span><text:span text:style-name="T39_5">Redmine</text:span><text:span text:style-name="T39_6"><text:s/></text:span><text:span text:style-name="T39_7">for</text:span><text:span text:style-name="T39_8"><text:s/></text:span><text:span text:style-name="T39_9">collaboration</text:span></text:h>
      <text:p text:style-name="P40"><text:span text:style-name="T40_1"><text:tab/></text:span><text:span text:style-name="T40_2">Pisi</text:span><text:span text:style-name="T40_3"><text:s/></text:span><text:span text:style-name="T40_4">Linux</text:span><text:span text:style-name="T40_5"><text:s/></text:span><text:span text:style-name="T40_6">currently</text:span><text:span text:style-name="T40_7"><text:s/></text:span><text:span text:style-name="T40_8">lacks</text:span><text:span text:style-name="T40_9"><text:s/></text:span><text:span text:style-name="T40_10">an</text:span><text:span text:style-name="T40_11"><text:s/></text:span><text:span text:style-name="T40_12">environment</text:span><text:span text:style-name="T40_13"><text:s/></text:span><text:span text:style-name="T40_14">for</text:span><text:span text:style-name="T40_15"><text:s/></text:span><text:span text:style-name="T40_16">project</text:span><text:span text:style-name="T40_17"><text:s/></text:span><text:span text:style-name="T40_18">management</text:span><text:span text:style-name="T40_19">,<text:s/></text:span><text:span text:style-name="T40_20">Redmine</text:span><text:span text:style-name="T40_21"><text:s/></text:span><text:span text:style-name="T40_22">is</text:span><text:span text:style-name="T40_23"><text:s/></text:span><text:span text:style-name="T40_24">a</text:span><text:span text:style-name="T40_25"><text:s/></text:span><text:span text:style-name="T40_26">FOSS</text:span><text:span text:style-name="T40_27"><text:s/></text:span><text:span text:style-name="T40_28">tool</text:span><text:span text:style-name="T40_29"><text:s/></text:span><text:span text:style-name="T40_30">which</text:span><text:span text:style-name="T40_31"><text:s/></text:span><text:span text:style-name="T40_32">provides</text:span><text:span text:style-name="T40_33"><text:s/></text:span><text:span text:style-name="T40_34">basic</text:span><text:span text:style-name="T40_35"><text:s/></text:span><text:span text:style-name="T40_36">and</text:span><text:span text:style-name="T40_37"><text:s/></text:span><text:span text:style-name="T40_38">advanced</text:span><text:span text:style-name="T40_39"><text:s/></text:span><text:span text:style-name="T40_40">project</text:span><text:span text:style-name="T40_41"><text:s/></text:span><text:span text:style-name="T40_42">management</text:span><text:span text:style-name="T40_43"><text:s/></text:span><text:span text:style-name="T40_44">features</text:span><text:span text:style-name="T40_45"><text:s/></text:span><text:span text:style-name="T40_46">like</text:span><text:span text:style-name="T40_47"><text:s/></text:span><text:span text:style-name="T40_48">bug</text:span><text:span text:style-name="T40_49"><text:s/></text:span><text:span text:style-name="T40_50">tracking</text:span><text:span text:style-name="T40_51">,<text:s/></text:span><text:span text:style-name="T40_52">project</text:span><text:span text:style-name="T40_53"><text:s/></text:span><text:span text:style-name="T40_54">tracking</text:span><text:span text:style-name="T40_55">,<text:s/></text:span><text:span text:style-name="T40_56">real</text:span><text:span text:style-name="T40_57">-</text:span><text:span text:style-name="T40_58">time</text:span><text:span text:style-name="T40_59"><text:s/></text:span><text:span text:style-name="T40_60">collaboration</text:span><text:span text:style-name="T40_61">,<text:s/></text:span><text:span text:style-name="T40_62">forums</text:span><text:span text:style-name="T40_63">,<text:s/></text:span><text:span text:style-name="T40_64">and</text:span><text:span text:style-name="T40_65"><text:s/></text:span><text:span text:style-name="T40_66">file</text:span><text:span text:style-name="T40_67"><text:s/></text:span><text:span text:style-name="T40_68">sharing</text:span><text:span text:style-name="T40_69">.<text:s/></text:span><text:span text:style-name="T40_70">The</text:span><text:span text:style-name="T40_71"><text:s/></text:span><text:span text:style-name="T40_72">project</text:span><text:span text:style-name="T40_73"><text:s/></text:span><text:span text:style-name="T40_74">is</text:span><text:span text:style-name="T40_75"><text:s/></text:span><text:span text:style-name="T40_76">hosted</text:span><text:span text:style-name="T40_77"><text:s/></text:span><text:span text:style-name="T40_78">at</text:span><text:span text:style-name="T40_79"><text:s/></text:span><text:span text:style-name="T40_80"><text:a xlink:type="simple" xlink:href="http://www.redmine.org"><text:span text:style-name="T40_81">http</text:span></text:a></text:span><text:span text:style-name="T40_82"><text:a xlink:type="simple" xlink:href="http://www.redmine.org"><text:span text:style-name="T40_83">://</text:span></text:a></text:span><text:span text:style-name="T40_84"><text:a xlink:type="simple" xlink:href="http://www.redmine.org"><text:span text:style-name="T40_85">www</text:span></text:a></text:span><text:span text:style-name="T40_86"><text:a xlink:type="simple" xlink:href="http://www.redmine.org"><text:span text:style-name="T40_87">.</text:span></text:a></text:span><text:span text:style-name="T40_88"><text:a xlink:type="simple" xlink:href="http://www.redmine.org"><text:span text:style-name="T40_89">redmine</text:span></text:a></text:span><text:span text:style-name="T40_90"><text:a xlink:type="simple" xlink:href="http://www.redmine.org"><text:span text:style-name="T40_91">.</text:span></text:a></text:span><text:span text:style-name="T40_92"><text:a xlink:type="simple" xlink:href="http://www.redmine.org"><text:span text:style-name="T40_93">org</text:span></text:a></text:span><text:span text:style-name="T40_94">,<text:s/></text:span><text:span text:style-name="T40_95">and</text:span><text:span text:style-name="T40_96"><text:s/></text:span><text:span text:style-name="T40_97">needs</text:span><text:span text:style-name="T40_98"><text:s/></text:span><text:span text:style-name="T40_99">to</text:span><text:span text:style-name="T40_100"><text:s/></text:span><text:span text:style-name="T40_101">be</text:span><text:span text:style-name="T40_102"><text:s/></text:span><text:span text:style-name="T40_103">set</text:span><text:span text:style-name="T40_104"><text:s/></text:span><text:span text:style-name="T40_105">up</text:span><text:span text:style-name="T40_106"><text:s/></text:span><text:span text:style-name="T40_107">on</text:span><text:span text:style-name="T40_108"><text:s/></text:span><text:span text:style-name="T40_109">the</text:span><text:span text:style-name="T40_110"><text:s/></text:span><text:span text:style-name="T40_111">web</text:span><text:span text:style-name="T40_112"><text:s/></text:span><text:span text:style-name="T40_113">server</text:span><text:span text:style-name="T40_114">.<text:s/></text:span><text:span text:style-name="T40_115">Once</text:span><text:span text:style-name="T40_116"><text:s/></text:span><text:span text:style-name="T40_117">implemented</text:span><text:span text:style-name="T40_118">,<text:s/></text:span><text:span text:style-name="T40_119">Redmine</text:span><text:span text:style-name="T40_120"><text:s/></text:span><text:span text:style-name="T40_121">will</text:span><text:span text:style-name="T40_122"><text:s/></text:span><text:span text:style-name="T40_123">make</text:span><text:span text:style-name="T40_124"><text:s/></text:span><text:span text:style-name="T40_125">it</text:span><text:span text:style-name="T40_126"><text:s/></text:span><text:span text:style-name="T40_127">possible</text:span><text:span text:style-name="T40_128"><text:s/></text:span><text:span text:style-name="T40_129">to</text:span><text:span text:style-name="T40_130"><text:s/></text:span><text:span text:style-name="T40_131">track</text:span><text:span text:style-name="T40_132"><text:s/></text:span><text:span text:style-name="T40_133">all</text:span><text:span text:style-name="T40_134"><text:s/></text:span><text:span text:style-name="T40_135">of</text:span><text:span text:style-name="T40_136"><text:s/></text:span><text:span text:style-name="T40_137">the</text:span><text:span text:style-name="T40_138"><text:s/></text:span><text:span text:style-name="T40_139">proposed</text:span><text:span text:style-name="T40_140"><text:s/></text:span><text:span text:style-name="T40_141">changes</text:span><text:span text:style-name="T40_142"><text:s/></text:span><text:span text:style-name="T40_143">outlined</text:span><text:span text:style-name="T40_144"><text:s/></text:span><text:span text:style-name="T40_145">below</text:span><text:span text:style-name="T40_146">.</text:span></text:p>
      <text:h text:style-name="P41" text:outline-level="10"><text:bookmark-start text:name="h.rsjn70stv0ha"/><text:bookmark-end text:name="h.rsjn70stv0ha"/><text:span text:style-name="T41_1">Set</text:span><text:span text:style-name="T41_2"><text:s/></text:span><text:span text:style-name="T41_3">up</text:span><text:span text:style-name="T41_4"><text:s/></text:span><text:span text:style-name="T41_5">ownCloud</text:span><text:span text:style-name="T41_6"><text:s/></text:span><text:span text:style-name="T41_7">for</text:span><text:span text:style-name="T41_8"><text:s/></text:span><text:span text:style-name="T41_9">file</text:span><text:span text:style-name="T41_10"><text:s/></text:span><text:span text:style-name="T41_11">storage</text:span></text:h>
      <text:p text:style-name="P42"><text:span text:style-name="T42_1"><text:tab/></text:span><text:span text:style-name="T42_2">Pisi</text:span><text:span text:style-name="T42_3"><text:s/></text:span><text:span text:style-name="T42_4">Linux</text:span><text:span text:style-name="T42_5"><text:s/></text:span><text:span text:style-name="T42_6">needs</text:span><text:span text:style-name="T42_7"><text:s/></text:span><text:span text:style-name="T42_8">an</text:span><text:span text:style-name="T42_9"><text:s/></text:span><text:span text:style-name="T42_10">official</text:span><text:span text:style-name="T42_11"><text:s/></text:span><text:span text:style-name="T42_12">medium</text:span><text:span text:style-name="T42_13"><text:s/></text:span><text:span text:style-name="T42_14">for</text:span><text:span text:style-name="T42_15"><text:s/></text:span><text:span text:style-name="T42_16">storing</text:span><text:span text:style-name="T42_17"><text:s/></text:span><text:span text:style-name="T42_18">its</text:span><text:span text:style-name="T42_19"><text:s/></text:span><text:span text:style-name="T42_20">technical</text:span><text:span text:style-name="T42_21"><text:s/></text:span><text:span text:style-name="T42_22">documentation</text:span><text:span text:style-name="T42_23">.<text:s/></text:span><text:span text:style-name="T42_24">ownCloud</text:span><text:span text:style-name="T42_25"><text:s/></text:span><text:span text:style-name="T42_26">is</text:span><text:span text:style-name="T42_27"><text:s/></text:span><text:span text:style-name="T42_28">a</text:span><text:span text:style-name="T42_29"><text:s/></text:span><text:span text:style-name="T42_30">FOSS</text:span><text:span text:style-name="T42_31"><text:s/></text:span><text:span text:style-name="T42_32">document</text:span><text:span text:style-name="T42_33"><text:s/></text:span><text:span text:style-name="T42_34">collaboration</text:span><text:span text:style-name="T42_35"><text:s/></text:span><text:span text:style-name="T42_36">tool</text:span><text:span text:style-name="T42_37"><text:s/></text:span><text:span text:style-name="T42_38">which</text:span><text:span text:style-name="T42_39"><text:s/></text:span><text:span text:style-name="T42_40">allows</text:span><text:span text:style-name="T42_41"><text:s/></text:span><text:span text:style-name="T42_42">for</text:span><text:span text:style-name="T42_43"><text:s/></text:span><text:span text:style-name="T42_44">storing</text:span><text:span text:style-name="T42_45">,<text:s/></text:span><text:span text:style-name="T42_46">viewing</text:span><text:span text:style-name="T42_47"><text:s/></text:span><text:span text:style-name="T42_48">and</text:span><text:span text:style-name="T42_49"><text:s/></text:span><text:span text:style-name="T42_50">editing</text:span><text:span text:style-name="T42_51"><text:s/></text:span><text:span text:style-name="T42_52">of</text:span><text:span text:style-name="T42_53"><text:s/></text:span><text:span text:style-name="T42_54">various</text:span><text:span text:style-name="T42_55"><text:s/></text:span><text:span text:style-name="T42_56">file</text:span><text:span text:style-name="T42_57"><text:s/></text:span><text:span text:style-name="T42_58">types</text:span><text:span text:style-name="T42_59">,<text:s/></text:span><text:span text:style-name="T42_60">including</text:span><text:span text:style-name="T42_61"><text:s/></text:span><text:span text:style-name="T42_62">ODF</text:span><text:span text:style-name="T42_63">.</text:span></text:p>
      <text:h text:style-name="P43" text:outline-level="10"><text:bookmark-start text:name="h.gj1u1ukk794j"/><text:bookmark-end text:name="h.gj1u1ukk794j"/><text:span text:style-name="T43_1">Create</text:span><text:span text:style-name="T43_2"><text:s/></text:span><text:span text:style-name="T43_3">teams</text:span></text:h>
      <text:p text:style-name="P44"><text:span text:style-name="T44_1"><text:tab/></text:span><text:span text:style-name="T44_2">We</text:span><text:span text:style-name="T44_3"><text:s/></text:span><text:span text:style-name="T44_4">currently</text:span><text:span text:style-name="T44_5"><text:s/></text:span><text:span text:style-name="T44_6">do</text:span><text:span text:style-name="T44_7"><text:s/></text:span><text:span text:style-name="T44_8">not</text:span><text:span text:style-name="T44_9"><text:s/></text:span><text:span text:style-name="T44_10">have</text:span><text:span text:style-name="T44_11"><text:s/></text:span><text:span text:style-name="T44_12">any</text:span><text:span text:style-name="T44_13"><text:s/></text:span><text:span text:style-name="T44_14">teams</text:span><text:span text:style-name="T44_15">/</text:span><text:span text:style-name="T44_16">team</text:span><text:span text:style-name="T44_17">-</text:span><text:span text:style-name="T44_18">leaders</text:span><text:span text:style-name="T44_19">,<text:s/></text:span><text:span text:style-name="T44_20">etc</text:span><text:span text:style-name="T44_21">.<text:s/></text:span><text:span text:style-name="T44_22">There</text:span><text:span text:style-name="T44_23"><text:s/></text:span><text:span text:style-name="T44_24">is</text:span><text:span text:style-name="T44_25"><text:s/></text:span><text:span text:style-name="T44_26">no</text:span><text:span text:style-name="T44_27"><text:s/></text:span><text:span text:style-name="T44_28">hierarchy</text:span><text:span text:style-name="T44_29">,<text:s/></text:span><text:span text:style-name="T44_30">and</text:span><text:span text:style-name="T44_31"><text:s/></text:span><text:span text:style-name="T44_32">there</text:span><text:span text:style-name="T44_33"><text:s/></text:span><text:span text:style-name="T44_34">are</text:span><text:span text:style-name="T44_35"><text:s/></text:span><text:span text:style-name="T44_36">no</text:span><text:span text:style-name="T44_37"><text:s/></text:span><text:span text:style-name="T44_38">guides</text:span><text:span text:style-name="T44_39">.<text:s/></text:span><text:span text:style-name="T44_40">What</text:span><text:span text:style-name="T44_41"><text:s/></text:span><text:span text:style-name="T44_42">we</text:span><text:span text:style-name="T44_43"><text:s/></text:span><text:span text:style-name="T44_44">have</text:span><text:span text:style-name="T44_45"><text:s/></text:span><text:span text:style-name="T44_46">to</text:span><text:span text:style-name="T44_47"><text:s/></text:span><text:span text:style-name="T44_48">do</text:span><text:span text:style-name="T44_49"><text:s/></text:span><text:span text:style-name="T44_50">is</text:span><text:span text:style-name="T44_51"><text:s/></text:span><text:span text:style-name="T44_52">simple</text:span><text:span text:style-name="T44_53"><text:s/>-<text:s/></text:span><text:span text:style-name="T44_54">administrational</text:span><text:span text:style-name="T44_55"><text:s/></text:span><text:span text:style-name="T44_56">hierarchy</text:span><text:span text:style-name="T44_57"><text:s/></text:span><text:span text:style-name="T44_58">should</text:span><text:span text:style-name="T44_59"><text:s/></text:span><text:span text:style-name="T44_60">be</text:span><text:span text:style-name="T44_61"><text:s/></text:span><text:span text:style-name="T44_62">defined</text:span><text:span text:style-name="T44_63"><text:s/></text:span><text:span text:style-name="T44_64">and</text:span><text:span text:style-name="T44_65"><text:s/></text:span><text:span text:style-name="T44_66">made</text:span><text:span text:style-name="T44_67"><text:s/></text:span><text:span text:style-name="T44_68">known</text:span><text:span text:style-name="T44_69">.<text:s/></text:span><text:span text:style-name="T44_70">Proposed</text:span><text:span text:style-name="T44_71"><text:s/></text:span><text:span text:style-name="T44_72">teams</text:span><text:span text:style-name="T44_73"><text:s/></text:span><text:span text:style-name="T44_74">are</text:span><text:span text:style-name="T44_75"><text:s/></text:span><text:span text:style-name="T44_76">as</text:span><text:span text:style-name="T44_77"><text:s/></text:span><text:span text:style-name="T44_78">follows</text:span><text:span text:style-name="T44_79">:</text:span></text:p>
      <text:list text:style-name="LS1" xml:id="list0">
        <text:list-item>
          <text:p text:style-name="P45"><text:span text:style-name="T45_1">Design</text:span><text:span text:style-name="T45_2"><text:s/>/<text:s/></text:span><text:span text:style-name="T45_3">UX</text:span><text:span text:style-name="T45_4"><text:s/>(</text:span><text:span text:style-name="T45_5">Software</text:span><text:span text:style-name="T45_6"><text:s/></text:span><text:span text:style-name="T45_7">design</text:span><text:span text:style-name="T45_8">,<text:s/></text:span><text:span text:style-name="T45_9">and</text:span><text:span text:style-name="T45_10"><text:s/></text:span><text:span text:style-name="T45_11">design</text:span><text:span text:style-name="T45_12"><text:s/></text:span><text:span text:style-name="T45_13">elements</text:span><text:span text:style-name="T45_14"><text:s/></text:span><text:span text:style-name="T45_15">for</text:span><text:span text:style-name="T45_16"><text:s/></text:span><text:span text:style-name="T45_17">marketing</text:span><text:span text:style-name="T45_18">,<text:s/></text:span><text:span text:style-name="T45_19">general</text:span><text:span text:style-name="T45_20"><text:s/></text:span><text:span text:style-name="T45_21">UX</text:span><text:span text:style-name="T45_22">)</text:span></text:p>
        </text:list-item>
        <text:list-item>
          <text:p text:style-name="P46"><text:span text:style-name="T46_1">Development</text:span><text:span text:style-name="T46_2"><text:s/>(</text:span><text:span text:style-name="T46_3">Packaging</text:span><text:span text:style-name="T46_4">,<text:s/></text:span><text:span text:style-name="T46_5">and</text:span><text:span text:style-name="T46_6"><text:s/></text:span><text:span text:style-name="T46_7">other</text:span><text:span text:style-name="T46_8"><text:s/></text:span><text:span text:style-name="T46_9">development</text:span><text:span text:style-name="T46_10"><text:s/></text:span><text:span text:style-name="T46_11">issues</text:span><text:span text:style-name="T46_12">)</text:span></text:p>
        </text:list-item>
        <text:list-item>
          <text:p text:style-name="P47"><text:span text:style-name="T47_1">Documentation</text:span><text:span text:style-name="T47_2"><text:s/>(</text:span><text:span text:style-name="T47_3">Help</text:span><text:span text:style-name="T47_4"><text:s/></text:span><text:span text:style-name="T47_5">guides</text:span><text:span text:style-name="T47_6">,<text:s/></text:span><text:span text:style-name="T47_7">technical</text:span><text:span text:style-name="T47_8"><text:s/></text:span><text:span text:style-name="T47_9">internal</text:span><text:span text:style-name="T47_10"><text:s/></text:span><text:span text:style-name="T47_11">documentation</text:span><text:span text:style-name="T47_12">,<text:s/></text:span><text:span text:style-name="T47_13">wiki</text:span><text:span text:style-name="T47_14">)</text:span></text:p>
        </text:list-item>
        <text:list-item>
          <text:p text:style-name="P48"><text:span text:style-name="T48_1">Localization</text:span><text:span text:style-name="T48_2"><text:s/>(</text:span><text:span text:style-name="T48_3">Translations</text:span><text:span text:style-name="T48_4"><text:s/></text:span><text:span text:style-name="T48_5">and</text:span><text:span text:style-name="T48_6"><text:s/></text:span><text:span text:style-name="T48_7">other</text:span><text:span text:style-name="T48_8"><text:s/></text:span><text:span text:style-name="T48_9">locale</text:span><text:span text:style-name="T48_10"><text:s/></text:span><text:span text:style-name="T48_11">specific</text:span><text:span text:style-name="T48_12"><text:s/></text:span><text:span text:style-name="T48_13">issues</text:span><text:span text:style-name="T48_14">)</text:span></text:p>
        </text:list-item>
        <text:list-item>
          <text:p text:style-name="P49"><text:span text:style-name="T49_1">Marketing</text:span><text:span text:style-name="T49_2"><text:s/>/<text:s/></text:span><text:span text:style-name="T49_3"><office:annotation><dc:creator/><text:p text:style-name="P50"><text:span text:style-name="T50_1">What</text:span><text:span text:style-name="T50_2"><text:s/></text:span><text:span text:style-name="T50_3">about</text:span><text:span text:style-name="T50_4"><text:s/></text:span><text:span text:style-name="T50_5">official</text:span><text:span text:style-name="T50_6"><text:s/></text:span><text:span text:style-name="T50_7">process</text:span><text:span text:style-name="T50_8"><text:s/></text:span><text:span text:style-name="T50_9">for</text:span><text:span text:style-name="T50_10"><text:s/></text:span><text:span text:style-name="T50_11">external</text:span><text:span text:style-name="T50_12"><text:s/></text:span><text:span text:style-name="T50_13">communication</text:span><text:span text:style-name="T50_14">/</text:span><text:span text:style-name="T50_15">publication</text:span><text:span text:style-name="T50_16">?</text:span></text:p></office:annotation></text:span><text:span text:style-name="T50_17"><office:annotation><dc:creator/><text:p text:style-name="P51"><text:span text:style-name="T51_1">I</text:span><text:span text:style-name="T51_2"><text:s/></text:span><text:span text:style-name="T51_3">am</text:span><text:span text:style-name="T51_4"><text:s/></text:span><text:span text:style-name="T51_5">currently</text:span><text:span text:style-name="T51_6"><text:s/></text:span><text:span text:style-name="T51_7">working</text:span><text:span text:style-name="T51_8"><text:s/></text:span><text:span text:style-name="T51_9">on</text:span><text:span text:style-name="T51_10"><text:s/></text:span><text:span text:style-name="T51_11">team</text:span><text:span text:style-name="T51_12"><text:s/></text:span><text:span text:style-name="T51_13">descriptions</text:span><text:span text:style-name="T51_14">,<text:s/></text:span><text:span text:style-name="T51_15">but</text:span><text:span text:style-name="T51_16"><text:s/></text:span><text:span text:style-name="T51_17">I</text:span><text:span text:style-name="T51_18"><text:s/></text:span><text:span text:style-name="T51_19">didn</text:span><text:span text:style-name="T51_20">'</text:span><text:span text:style-name="T51_21">t</text:span><text:span text:style-name="T51_22"><text:s/></text:span><text:span text:style-name="T51_23">come</text:span><text:span text:style-name="T51_24"><text:s/></text:span><text:span text:style-name="T51_25">up</text:span><text:span text:style-name="T51_26"><text:s/></text:span><text:span text:style-name="T51_27">with</text:span><text:span text:style-name="T51_28"><text:s/></text:span><text:span text:style-name="T51_29">anything</text:span><text:span text:style-name="T51_30"><text:s/></text:span><text:span text:style-name="T51_31">yet</text:span><text:span text:style-name="T51_32">.</text:span></text:p></office:annotation></text:span><text:span text:style-name="T51_33">PR</text:span><text:span text:style-name="T51_34"><text:s/>(</text:span><text:span text:style-name="T51_35">Social</text:span><text:span text:style-name="T51_36"><text:s/></text:span><text:span text:style-name="T51_37">media</text:span><text:span text:style-name="T51_38">,<text:s/></text:span><text:span text:style-name="T51_39">branding</text:span><text:span text:style-name="T51_40"><text:s/></text:span><text:span text:style-name="T51_41">related</text:span><text:span text:style-name="T51_42"><text:s/></text:span><text:span text:style-name="T51_43">issues</text:span><text:span text:style-name="T51_44">,<text:s/></text:span><text:span text:style-name="T51_45">blog</text:span><text:span text:style-name="T51_46"><text:s/></text:span><text:span text:style-name="T51_47">posts</text:span><text:span text:style-name="T51_48">)<text:s/></text:span></text:p>
        </text:list-item>
        <text:list-item>
          <text:p text:style-name="P52"><text:span text:style-name="T52_1">Quality</text:span><text:span text:style-name="T52_2"><text:s/></text:span><text:span text:style-name="T52_3">Assurance</text:span><text:span text:style-name="T52_4"><text:s/>(</text:span><text:span text:style-name="T52_5">Bug</text:span><text:span text:style-name="T52_6"><text:s/></text:span><text:span text:style-name="T52_7">triage</text:span><text:span text:style-name="T52_8"><text:s/></text:span><text:span text:style-name="T52_9">and</text:span><text:span text:style-name="T52_10"><text:s/></text:span><text:span text:style-name="T52_11">testing</text:span><text:span text:style-name="T52_12">)</text:span></text:p>
        </text:list-item>
        <text:list-item>
          <text:p text:style-name="P53"><text:span text:style-name="T53_1">Website</text:span><text:span text:style-name="T53_2"><text:s/>(</text:span><text:span text:style-name="T53_3">Technical</text:span><text:span text:style-name="T53_4"><text:s/></text:span><text:span text:style-name="T53_5">issues</text:span><text:span text:style-name="T53_6">,<text:s/></text:span><text:span text:style-name="T53_7">wiki</text:span><text:span text:style-name="T53_8">,<text:s/></text:span><text:span text:style-name="T53_9">also</text:span><text:span text:style-name="T53_10"><text:s/></text:span><text:span text:style-name="T53_11">works</text:span><text:span text:style-name="T53_12"><text:s/></text:span><text:span text:style-name="T53_13">closely</text:span><text:span text:style-name="T53_14"><text:s/></text:span><text:span text:style-name="T53_15">with</text:span><text:span text:style-name="T53_16"><text:s/></text:span><text:span text:style-name="T53_17">Design</text:span><text:span text:style-name="T53_18"><text:s/></text:span><text:span text:style-name="T53_19">and</text:span><text:span text:style-name="T53_20"><text:s/></text:span><text:span text:style-name="T53_21">Marketing</text:span><text:span text:style-name="T53_22"><text:s/></text:span><text:span text:style-name="T53_23">teams</text:span><text:span text:style-name="T53_24">)</text:span></text:p>
        </text:list-item>
      </text:list>
      <text:h text:style-name="P54" text:outline-level="10"><text:bookmark-start text:name="h.z802qnkbgpu"/><text:bookmark-end text:name="h.z802qnkbgpu"/><text:span text:style-name="T54_1">Engineering</text:span><text:span text:style-name="T54_2"><text:s/></text:span><text:span text:style-name="T54_3">Steering</text:span><text:span text:style-name="T54_4"><text:s/></text:span><text:span text:style-name="T54_5">Committee</text:span></text:h>
      <text:p text:style-name="P55"><text:span text:style-name="T55_1">An</text:span><text:span text:style-name="T55_2"><text:s/></text:span><text:span text:style-name="T55_3">ESC</text:span><text:span text:style-name="T55_4"><text:s/></text:span><text:span text:style-name="T55_5">is</text:span><text:span text:style-name="T55_6"><text:s/></text:span><text:span text:style-name="T55_7">the</text:span><text:span text:style-name="T55_8"><text:s/></text:span><text:span text:style-name="T55_9">equivalent</text:span><text:span text:style-name="T55_10"><text:s/></text:span><text:span text:style-name="T55_11">of</text:span><text:span text:style-name="T55_12"><text:s/></text:span><text:span text:style-name="T55_13">a</text:span><text:span text:style-name="T55_14"><text:s/></text:span><text:span text:style-name="T55_15">board</text:span><text:span text:style-name="T55_16"><text:s/></text:span><text:span text:style-name="T55_17">of</text:span><text:span text:style-name="T55_18"><text:s/></text:span><text:span text:style-name="T55_19">directors</text:span><text:span text:style-name="T55_20"><text:s/></text:span><text:span text:style-name="T55_21">in</text:span><text:span text:style-name="T55_22"><text:s/></text:span><text:span text:style-name="T55_23">a</text:span><text:span text:style-name="T55_24"><text:s/></text:span><text:span text:style-name="T55_25">software</text:span><text:span text:style-name="T55_26"><text:s/></text:span><text:span text:style-name="T55_27">project</text:span><text:span text:style-name="T55_28">.<text:s/></text:span><text:span text:style-name="T55_29">ESC</text:span><text:span text:style-name="T55_30"><text:s/></text:span><text:span text:style-name="T55_31">will</text:span><text:span text:style-name="T55_32"><text:s/></text:span><text:span text:style-name="T55_33">consist</text:span><text:span text:style-name="T55_34"><text:s/></text:span><text:span text:style-name="T55_35">of</text:span><text:span text:style-name="T55_36"><text:s/></text:span><text:span text:style-name="T55_37">team</text:span><text:span text:style-name="T55_38"><text:s/></text:span><text:span text:style-name="T55_39">leaders</text:span><text:span text:style-name="T55_40">,<text:s/></text:span><text:span text:style-name="T55_41">and</text:span><text:span text:style-name="T55_42"><text:s/></text:span><text:span text:style-name="T55_43">could</text:span><text:span text:style-name="T55_44"><text:s/></text:span><text:span text:style-name="T55_45">be</text:span><text:span text:style-name="T55_46"><text:s/></text:span><text:span text:style-name="T55_47">expanded</text:span><text:span text:style-name="T55_48"><text:s/></text:span><text:span text:style-name="T55_49">to</text:span><text:span text:style-name="T55_50"><text:s/></text:span><text:span text:style-name="T55_51">include</text:span><text:span text:style-name="T55_52"><text:s/></text:span><text:span text:style-name="T55_53">other</text:span><text:span text:style-name="T55_54"><text:s/></text:span><text:span text:style-name="T55_55">constant</text:span><text:span text:style-name="T55_56"><text:s/></text:span><text:span text:style-name="T55_57">contributors</text:span><text:span text:style-name="T55_58">.</text:span></text:p>
      <text:p text:style-name="P56"><text:span text:style-name="T56_1">ESC</text:span><text:span text:style-name="T56_2"><text:s/></text:span><text:span text:style-name="T56_3">will</text:span><text:span text:style-name="T56_4"><text:s/></text:span><text:span text:style-name="T56_5">hold</text:span><text:span text:style-name="T56_6"><text:s/></text:span><text:span text:style-name="T56_7">weekly</text:span><text:span text:style-name="T56_8"><text:s/></text:span><text:span text:style-name="T56_9">meetings</text:span><text:span text:style-name="T56_10"><text:s/></text:span><text:span text:style-name="T56_11">via</text:span><text:span text:style-name="T56_12"><text:s/></text:span><text:span text:style-name="T56_13">Slack</text:span><text:span text:style-name="T56_14">,<text:s/></text:span><text:span text:style-name="T56_15">IRC</text:span><text:span text:style-name="T56_16"><text:s/></text:span><text:span text:style-name="T56_17">or</text:span><text:span text:style-name="T56_18"><text:s/></text:span><text:span text:style-name="T56_19">Hangouts</text:span><text:span text:style-name="T56_20"><text:s/></text:span><text:span text:style-name="T56_21">or</text:span><text:span text:style-name="T56_22"><text:s/></text:span><text:span text:style-name="T56_23">whatever</text:span><text:span text:style-name="T56_24"><text:s/></text:span><text:span text:style-name="T56_25">medium</text:span><text:span text:style-name="T56_26"><text:s/></text:span><text:span text:style-name="T56_27">available</text:span><text:span text:style-name="T56_28">.<text:s/></text:span><text:span text:style-name="T56_29">Project</text:span><text:span text:style-name="T56_30"><text:s/></text:span><text:span text:style-name="T56_31">coordinator</text:span><text:span text:style-name="T56_32"><text:s/></text:span><text:span text:style-name="T56_33">will</text:span><text:span text:style-name="T56_34"><text:s/></text:span><text:span text:style-name="T56_35">moderate</text:span><text:span text:style-name="T56_36"><text:s/></text:span><text:span text:style-name="T56_37">the</text:span><text:span text:style-name="T56_38"><text:s/></text:span><text:span text:style-name="T56_39">meeting</text:span><text:span text:style-name="T56_40">,<text:s/></text:span><text:span text:style-name="T56_41">and</text:span><text:span text:style-name="T56_42"><text:s/></text:span><text:span text:style-name="T56_43">minutes</text:span><text:span text:style-name="T56_44"><text:s/></text:span><text:span text:style-name="T56_45">will</text:span><text:span text:style-name="T56_46"><text:s/></text:span><text:span text:style-name="T56_47">be</text:span><text:span text:style-name="T56_48"><office:annotation><dc:creator/><text:p text:style-name="P57"><text:span text:style-name="T57_1">IRC</text:span><text:span text:style-name="T57_2"><text:s/></text:span><text:span text:style-name="T57_3">is</text:span><text:span text:style-name="T57_4"><text:s/></text:span><text:span text:style-name="T57_5">not</text:span><text:span text:style-name="T57_6"><text:s/></text:span><text:span text:style-name="T57_7">great</text:span><text:span text:style-name="T57_8"><text:s/></text:span><text:span text:style-name="T57_9">in</text:span><text:span text:style-name="T57_10"><text:s/></text:span><text:span text:style-name="T57_11">this</text:span><text:span text:style-name="T57_12"><text:s/></text:span><text:span text:style-name="T57_13">respect</text:span><text:span text:style-name="T57_14">.</text:span></text:p></office:annotation></text:span><text:span text:style-name="T57_15"><office:annotation><dc:creator/><text:p text:style-name="P58"><text:span text:style-name="T58_1">Slack</text:span><text:span text:style-name="T58_2"><text:s/></text:span><text:span text:style-name="T58_3">sounds</text:span><text:span text:style-name="T58_4"><text:s/></text:span><text:span text:style-name="T58_5">okay</text:span><text:span text:style-name="T58_6">.</text:span></text:p></office:annotation></text:span><text:span text:style-name="T58_7"><text:s/></text:span><text:span text:style-name="T58_8">held</text:span><text:span text:style-name="T58_9"><text:s/></text:span><text:span text:style-name="T58_10">and</text:span><text:span text:style-name="T58_11"><text:s/></text:span><text:span text:style-name="T58_12">archived</text:span><text:span text:style-name="T58_13"><text:s/></text:span><text:span text:style-name="T58_14">for</text:span><text:span text:style-name="T58_15"><text:s/></text:span><text:span text:style-name="T58_16">future</text:span><text:span text:style-name="T58_17"><text:s/></text:span><text:span text:style-name="T58_18">reference</text:span><text:span text:style-name="T58_19">.</text:span></text:p>
      <text:h text:style-name="P59" text:outline-level="10"><text:bookmark-start text:name="h.4jf2jfwm6bg9"/><text:bookmark-end text:name="h.4jf2jfwm6bg9"/><text:span text:style-name="T59_1">Project</text:span><text:span text:style-name="T59_2"><text:s/></text:span><text:span text:style-name="T59_3">Coordinator</text:span></text:h>
      <text:p text:style-name="P60"><text:span text:style-name="T60_1"><text:tab/></text:span><text:span text:style-name="T60_2">Project</text:span><text:span text:style-name="T60_3"><text:s/></text:span><text:span text:style-name="T60_4">coordinator</text:span><text:span text:style-name="T60_5"><text:s/></text:span><text:span text:style-name="T60_6">should</text:span><text:span text:style-name="T60_7"><text:s/></text:span><text:span text:style-name="T60_8">seek</text:span><text:span text:style-name="T60_9"><text:s/></text:span><text:span text:style-name="T60_10">to</text:span><text:span text:style-name="T60_11"><text:s/></text:span><text:span text:style-name="T60_12">play</text:span><text:span text:style-name="T60_13"><text:s/></text:span><text:span text:style-name="T60_14">an</text:span><text:span text:style-name="T60_15"><text:s/></text:span><text:span text:style-name="T60_16">active</text:span><text:span text:style-name="T60_17"><text:s/></text:span><text:span text:style-name="T60_18">role</text:span><text:span text:style-name="T60_19"><text:s/></text:span><text:span text:style-name="T60_20">in</text:span><text:span text:style-name="T60_21"><text:s/></text:span><text:span text:style-name="T60_22">general</text:span><text:span text:style-name="T60_23"><text:s/></text:span><text:span text:style-name="T60_24">decisions</text:span><text:span text:style-name="T60_25">.<text:s/></text:span><text:span text:style-name="T60_26">Project</text:span><text:span text:style-name="T60_27"><text:s/></text:span><text:span text:style-name="T60_28">coordinator</text:span><text:span text:style-name="T60_29"><text:s/></text:span><text:span text:style-name="T60_30">should</text:span><text:span text:style-name="T60_31"><text:s/></text:span><text:span text:style-name="T60_32">have</text:span><text:span text:style-name="T60_33"><text:s/></text:span><text:span text:style-name="T60_34">basic</text:span><text:span text:style-name="T60_35"><text:s/></text:span><text:span text:style-name="T60_36">information</text:span><text:span text:style-name="T60_37"><text:s/></text:span><text:span text:style-name="T60_38">about</text:span><text:span text:style-name="T60_39"><text:s/></text:span><text:span text:style-name="T60_40">general</text:span><text:span text:style-name="T60_41"><text:s/></text:span><text:span text:style-name="T60_42">software</text:span><text:span text:style-name="T60_43"><text:s/></text:span><text:span text:style-name="T60_44">principles</text:span><text:span text:style-name="T60_45">,<text:s/></text:span><text:span text:style-name="T60_46">technical</text:span><text:span text:style-name="T60_47"><text:s/></text:span><text:span text:style-name="T60_48">issues</text:span><text:span text:style-name="T60_49">,<text:s/></text:span><text:span text:style-name="T60_50">and</text:span><text:span text:style-name="T60_51"><text:s/></text:span><text:span text:style-name="T60_52">design</text:span><text:span text:style-name="T60_53"><text:s/></text:span><text:span text:style-name="T60_54">questions</text:span><text:span text:style-name="T60_55">.<text:s/></text:span><text:span text:style-name="T60_56">PC</text:span><text:span text:style-name="T60_57"><text:s/></text:span><text:span text:style-name="T60_58">shall</text:span><text:span text:style-name="T60_59"><text:s/></text:span><text:span text:style-name="T60_60">act</text:span><text:span text:style-name="T60_61"><text:s/></text:span><text:span text:style-name="T60_62">in</text:span><text:span text:style-name="T60_63"><text:s/></text:span><text:span text:style-name="T60_64">accordance</text:span><text:span text:style-name="T60_65"><text:s/></text:span><text:span text:style-name="T60_66">with</text:span><text:span text:style-name="T60_67"><text:s/></text:span><text:span text:style-name="T60_68">FOSS</text:span><text:span text:style-name="T60_69"><text:s/></text:span><text:span text:style-name="T60_70">principles</text:span><text:span text:style-name="T60_71"><text:s/></text:span><text:span text:style-name="T60_72">and</text:span><text:span text:style-name="T60_73"><text:s/></text:span><text:span text:style-name="T60_74">general</text:span><text:span text:style-name="T60_75"><text:s/></text:span><text:span text:style-name="T60_76">values</text:span><text:span text:style-name="T60_77">.</text:span><text:span text:style-name="T60_78"><text:s/></text:span><text:span text:style-name="T60_79">PC</text:span><text:span text:style-name="T60_80"><text:s/></text:span><text:span text:style-name="T60_81">shall</text:span><text:span text:style-name="T60_82"><text:s/></text:span><text:span text:style-name="T60_83">seek</text:span><text:span text:style-name="T60_84"><text:s/></text:span><text:span text:style-name="T60_85">the</text:span><text:span text:style-name="T60_86"><text:s/></text:span><text:span text:style-name="T60_87">best</text:span><text:span text:style-name="T60_88"><text:s/></text:span><text:span text:style-name="T60_89">options</text:span><text:span text:style-name="T60_90"><text:s/></text:span><text:span text:style-name="T60_91">for</text:span><text:span text:style-name="T60_92"><text:s/></text:span><text:span text:style-name="T60_93">good</text:span><text:span text:style-name="T60_94"><text:s/></text:span><text:span text:style-name="T60_95">UX</text:span><text:span text:style-name="T60_96"><text:s/></text:span><text:span text:style-name="T60_97">and</text:span><text:span text:style-name="T60_98"><text:s/></text:span><text:span text:style-name="T60_99">bug</text:span><text:span text:style-name="T60_100">-</text:span><text:span text:style-name="T60_101">free</text:span><text:span text:style-name="T60_102"><text:s/></text:span><text:span text:style-name="T60_103">software</text:span><text:span text:style-name="T60_104"><text:s/></text:span><text:span text:style-name="T60_105">with</text:span><text:span text:style-name="T60_106"><text:s/></text:span><text:span text:style-name="T60_107">good</text:span><text:span text:style-name="T60_108"><text:s/></text:span><text:span text:style-name="T60_109">presentation</text:span><text:span text:style-name="T60_110"><text:s/></text:span><text:span text:style-name="T60_111">to</text:span><text:span text:style-name="T60_112"><text:s/></text:span><text:span text:style-name="T60_113">the</text:span><text:span text:style-name="T60_114"><text:s/></text:span><text:span text:style-name="T60_115">public</text:span><text:span text:style-name="T60_116">.<text:s/></text:span><text:span text:style-name="T60_117">Emotional</text:span><text:span text:style-name="T60_118"><text:s/></text:span><text:span text:style-name="T60_119">decisions</text:span><text:span text:style-name="T60_120"><text:s/></text:span><text:span text:style-name="T60_121">should</text:span><text:span text:style-name="T60_122"><text:s/></text:span><text:span text:style-name="T60_123">be</text:span><text:span text:style-name="T60_124"><text:s/></text:span><text:span text:style-name="T60_125">strictly</text:span><text:span text:style-name="T60_126"><text:s/></text:span><text:span text:style-name="T60_127">avoided</text:span><text:span text:style-name="T60_128">.</text:span></text:p>
      <text:h text:style-name="P61" text:outline-level="10"><text:bookmark-start text:name="h.okbsfkklxu61"/><text:bookmark-end text:name="h.okbsfkklxu61"/><text:span text:style-name="T61_1"><office:annotation><dc:creator/><text:p text:style-name="P62"><text:span text:style-name="T62_1">Maybe</text:span><text:span text:style-name="T62_2"><text:s/></text:span><text:span text:style-name="T62_3">setup</text:span><text:span text:style-name="T62_4"><text:s/></text:span><text:span text:style-name="T62_5">something</text:span><text:span text:style-name="T62_6"><text:s/></text:span><text:span text:style-name="T62_7">like</text:span><text:span text:style-name="T62_8"><text:s/></text:span><text:span text:style-name="T62_9">this</text:span><text:span text:style-name="T62_10">?<text:s/></text:span><text:span text:style-name="T62_11">https</text:span><text:span text:style-name="T62_12">://</text:span><text:span text:style-name="T62_13">www</text:span><text:span text:style-name="T62_14">.</text:span><text:span text:style-name="T62_15">bountysource</text:span><text:span text:style-name="T62_16">.</text:span><text:span text:style-name="T62_17">com</text:span><text:span text:style-name="T62_18">/</text:span><text:span text:style-name="T62_19">teams</text:span><text:span text:style-name="T62_20">/</text:span><text:span text:style-name="T62_21">elementary</text:span><text:span text:style-name="T62_22">/</text:span><text:span text:style-name="T62_23">bounties</text:span></text:p><text:p text:style-name="P63"/><text:p text:style-name="P64"><text:span text:style-name="T64_1">Bountysource</text:span><text:span text:style-name="T64_2"><text:s/></text:span><text:span text:style-name="T64_3">for</text:span><text:span text:style-name="T64_4"><text:s/></text:span><text:span text:style-name="T64_5">develop</text:span><text:span text:style-name="T64_6"><text:s/></text:span><text:span text:style-name="T64_7">Pisi</text:span><text:span text:style-name="T64_8"><text:s/></text:span><text:span text:style-name="T64_9">Linux</text:span><text:span text:style-name="T64_10"><text:s/></text:span><text:span text:style-name="T64_11">parts</text:span></text:p></office:annotation></text:span><text:span text:style-name="T64_12"><office:annotation><dc:creator/><text:p text:style-name="P65"><text:span text:style-name="T65_1">We</text:span><text:span text:style-name="T65_2"><text:s/></text:span><text:span text:style-name="T65_3">can</text:span><text:span text:style-name="T65_4"><text:s/></text:span><text:span text:style-name="T65_5">definitely</text:span><text:span text:style-name="T65_6"><text:s/></text:span><text:span text:style-name="T65_7">make</text:span><text:span text:style-name="T65_8"><text:s/></text:span><text:span text:style-name="T65_9">use</text:span><text:span text:style-name="T65_10"><text:s/></text:span><text:span text:style-name="T65_11">of</text:span><text:span text:style-name="T65_12"><text:s/></text:span><text:span text:style-name="T65_13">this</text:span><text:span text:style-name="T65_14">,<text:s/></text:span><text:span text:style-name="T65_15">but</text:span><text:span text:style-name="T65_16"><text:s/></text:span><text:span text:style-name="T65_17">this</text:span><text:span text:style-name="T65_18"><text:s/></text:span><text:span text:style-name="T65_19">only</text:span><text:span text:style-name="T65_20"><text:s/></text:span><text:span text:style-name="T65_21">applies</text:span><text:span text:style-name="T65_22"><text:s/></text:span><text:span text:style-name="T65_23">for</text:span><text:span text:style-name="T65_24"><text:s/></text:span><text:span text:style-name="T65_25">bug</text:span><text:span text:style-name="T65_26"><text:s/></text:span><text:span text:style-name="T65_27">fixes</text:span><text:span text:style-name="T65_28">,<text:s/></text:span><text:span text:style-name="T65_29">not</text:span><text:span text:style-name="T65_30"><text:s/></text:span><text:span text:style-name="T65_31">general</text:span><text:span text:style-name="T65_32"><text:s/></text:span><text:span text:style-name="T65_33">expenses</text:span><text:span text:style-name="T65_34">.</text:span></text:p></office:annotation></text:span><text:span text:style-name="T65_35">Set</text:span><text:span text:style-name="T65_36"><text:s/></text:span><text:span text:style-name="T65_37">up</text:span><text:span text:style-name="T65_38"><text:s/></text:span><text:span text:style-name="T65_39">financial</text:span><text:span text:style-name="T65_40"><text:s/></text:span><text:span text:style-name="T65_41">infrastructure</text:span></text:h>
      <text:p text:style-name="P66"><text:span text:style-name="T66_1"><text:tab/></text:span><text:span text:style-name="T66_2">Pisi</text:span><text:span text:style-name="T66_3"><text:s/></text:span><text:span text:style-name="T66_4">Linux</text:span><text:span text:style-name="T66_5"><text:s/></text:span><text:span text:style-name="T66_6">should</text:span><text:span text:style-name="T66_7"><text:s/></text:span><text:span text:style-name="T66_8">possess</text:span><text:span text:style-name="T66_9"><text:s/></text:span><text:span text:style-name="T66_10">necessary</text:span><text:span text:style-name="T66_11"><text:s/></text:span><text:span text:style-name="T66_12">financial</text:span><text:span text:style-name="T66_13"><text:s/></text:span><text:span text:style-name="T66_14">equities</text:span><text:span text:style-name="T66_15"><text:s/></text:span><text:span text:style-name="T66_16">to</text:span><text:span text:style-name="T66_17"><text:s/></text:span><text:span text:style-name="T66_18">better</text:span></text:p>
      <text:p text:style-name="P67"><text:span text:style-name="T67_1">serve</text:span><text:span text:style-name="T67_2"><text:s/></text:span><text:span text:style-name="T67_3">its</text:span><text:span text:style-name="T67_4"><text:s/></text:span><text:span text:style-name="T67_5">users</text:span><text:span text:style-name="T67_6">.<text:s/></text:span><text:span text:style-name="T67_7">Domain</text:span><text:span text:style-name="T67_8"><text:s/></text:span><text:span text:style-name="T67_9">name</text:span><text:span text:style-name="T67_10">/</text:span><text:span text:style-name="T67_11">bandwidth</text:span><text:span text:style-name="T67_12"><text:s/></text:span><text:span text:style-name="T67_13">expenses</text:span><text:span text:style-name="T67_14">,<text:s/></text:span><text:span text:style-name="T67_15">marketing</text:span><text:span text:style-name="T67_16"><text:s/></text:span><text:span text:style-name="T67_17">expenses</text:span><text:span text:style-name="T67_18"><text:s/>(</text:span><text:span text:style-name="T67_19">t</text:span><text:span text:style-name="T67_20">-</text:span><text:span text:style-name="T67_21">shirts</text:span><text:span text:style-name="T67_22">,<text:s/></text:span><text:span text:style-name="T67_23">cups</text:span><text:span text:style-name="T67_24">,<text:s/></text:span><text:span text:style-name="T67_25">keychains</text:span><text:span text:style-name="T67_26">,<text:s/></text:span><text:span text:style-name="T67_27">USB</text:span><text:span text:style-name="T67_28"><text:s/></text:span><text:span text:style-name="T67_29">sticks</text:span><text:span text:style-name="T67_30"><text:s/></text:span><text:span text:style-name="T67_31">with</text:span><text:span text:style-name="T67_32"><text:s/></text:span><text:span text:style-name="T67_33">PL</text:span><text:span text:style-name="T67_34"><text:s/></text:span><text:span text:style-name="T67_35">preinstalled</text:span><text:span text:style-name="T67_36"><text:s/></text:span><text:span text:style-name="T67_37">etc</text:span><text:span text:style-name="T67_38">.),<text:s/></text:span><text:span text:style-name="T67_39">other</text:span><text:span text:style-name="T67_40"><text:s/></text:span><text:span text:style-name="T67_41">expenses</text:span><text:span text:style-name="T67_42"><text:s/></text:span><text:span text:style-name="T67_43">can</text:span><text:span text:style-name="T67_44"><text:s/></text:span><text:span text:style-name="T67_45">be</text:span><text:span text:style-name="T67_46"><text:s/></text:span><text:span text:style-name="T67_47">met</text:span><text:span text:style-name="T67_48"><text:s/></text:span><text:span text:style-name="T67_49">by</text:span><text:span text:style-name="T67_50"><text:s/></text:span><text:span text:style-name="T67_51">donations</text:span><text:span text:style-name="T67_52">,<text:s/></text:span><text:span text:style-name="T67_53">for</text:span><text:span text:style-name="T67_54"><text:s/></text:span><text:span text:style-name="T67_55">which</text:span><text:span text:style-name="T67_56">,<text:s/></text:span><text:span text:style-name="T67_57">a</text:span><text:span text:style-name="T67_58"><text:s/></text:span><text:span text:style-name="T67_59">PayPal</text:span><text:span text:style-name="T67_60"><text:s/></text:span><text:span text:style-name="T67_61">account</text:span><text:span text:style-name="T67_62"><text:s/></text:span><text:span text:style-name="T67_63">could</text:span><text:span text:style-name="T67_64"><text:s/></text:span><text:span text:style-name="T67_65">be</text:span><text:span text:style-name="T67_66"><text:s/></text:span><text:span text:style-name="T67_67">created</text:span><text:span text:style-name="T67_68">.</text:span></text:p>
      <text:h text:style-name="P68" text:outline-level="10"><text:bookmark-start text:name="h.1o7qm15zr1du"/><text:bookmark-end text:name="h.1o7qm15zr1du"/><text:span text:style-name="T68_1">Development</text:span><text:span text:style-name="T68_2"><text:s/></text:span><text:span text:style-name="T68_3">Roadmap</text:span></text:h>
      <text:h text:style-name="P69" text:outline-level="10"><text:bookmark-start text:name="h.3p65iav7z1t3"/><text:bookmark-end text:name="h.3p65iav7z1t3"/><text:span text:style-name="T69_1">PiSi</text:span><text:span text:style-name="T69_2"><text:s/></text:span><text:span text:style-name="T69_3">Development</text:span></text:h>
      <text:p text:style-name="P70"><text:span text:style-name="T70_1"><text:tab/></text:span><text:span text:style-name="T70_2">PiSi</text:span><text:span text:style-name="T70_3"><text:s/></text:span><text:span text:style-name="T70_4">development</text:span><text:span text:style-name="T70_5"><text:s/></text:span><text:span text:style-name="T70_6">should</text:span><text:span text:style-name="T70_7"><text:s/></text:span><text:span text:style-name="T70_8">continue</text:span><text:span text:style-name="T70_9"><text:s/></text:span><text:span text:style-name="T70_10"><office:annotation><dc:creator/><text:p text:style-name="P71"><text:span text:style-name="T71_1">Would</text:span><text:span text:style-name="T71_2"><text:s/></text:span><text:span text:style-name="T71_3">this</text:span><text:span text:style-name="T71_4"><text:s/></text:span><text:span text:style-name="T71_5">be</text:span><text:span text:style-name="T71_6"><text:s/></text:span><text:span text:style-name="T71_7">desirable</text:span><text:span text:style-name="T71_8">/</text:span><text:span text:style-name="T71_9">advantageous</text:span><text:span text:style-name="T71_10">,<text:s/></text:span><text:span text:style-name="T71_11">even</text:span><text:span text:style-name="T71_12"><text:s/></text:span><text:span text:style-name="T71_13">if</text:span><text:span text:style-name="T71_14"><text:s/></text:span><text:span text:style-name="T71_15">the</text:span><text:span text:style-name="T71_16"><text:s/></text:span><text:span text:style-name="T71_17">Pisi</text:span><text:span text:style-name="T71_18"><text:s/></text:span><text:span text:style-name="T71_19">Linux</text:span><text:span text:style-name="T71_20"><text:s/></text:span><text:span text:style-name="T71_21">project</text:span><text:span text:style-name="T71_22"><text:s/></text:span><text:span text:style-name="T71_23">were</text:span><text:span text:style-name="T71_24"><text:s/></text:span><text:span text:style-name="T71_25">to</text:span><text:span text:style-name="T71_26"><text:s/></text:span><text:span text:style-name="T71_27">properly</text:span><text:span text:style-name="T71_28"><text:s/></text:span><text:span text:style-name="T71_29">function</text:span><text:span text:style-name="T71_30"><text:s/></text:span><text:span text:style-name="T71_31">and</text:span><text:span text:style-name="T71_32"><text:s/></text:span><text:span text:style-name="T71_33">gain</text:span><text:span text:style-name="T71_34"><text:s/></text:span><text:span text:style-name="T71_35">traction</text:span><text:span text:style-name="T71_36">?</text:span></text:p></office:annotation></text:span><text:span text:style-name="T71_37"><office:annotation><dc:creator/><text:p text:style-name="P72"><text:span text:style-name="T72_1">As</text:span><text:span text:style-name="T72_2"><text:s/></text:span><text:span text:style-name="T72_3">I</text:span><text:span text:style-name="T72_4"><text:s/></text:span><text:span text:style-name="T72_5">wrote</text:span><text:span text:style-name="T72_6"><text:s/></text:span><text:span text:style-name="T72_7">below</text:span><text:span text:style-name="T72_8">,<text:s/></text:span><text:span text:style-name="T72_9">still</text:span><text:span text:style-name="T72_10"><text:s/></text:span><text:span text:style-name="T72_11">an</text:span><text:span text:style-name="T72_12"><text:s/></text:span><text:span text:style-name="T72_13">idea</text:span><text:span text:style-name="T72_14"><text:s/></text:span><text:span text:style-name="T72_15">here</text:span><text:span text:style-name="T72_16">,<text:s/></text:span><text:span text:style-name="T72_17">not</text:span><text:span text:style-name="T72_18"><text:s/></text:span><text:span text:style-name="T72_19">sure</text:span><text:span text:style-name="T72_20"><text:s/></text:span><text:span text:style-name="T72_21">how</text:span><text:span text:style-name="T72_22"><text:s/></text:span><text:span text:style-name="T72_23">the</text:span><text:span text:style-name="T72_24"><text:s/></text:span><text:span text:style-name="T72_25">outcome</text:span><text:span text:style-name="T72_26"><text:s/></text:span><text:span text:style-name="T72_27">would</text:span><text:span text:style-name="T72_28"><text:s/></text:span><text:span text:style-name="T72_29">be</text:span><text:span text:style-name="T72_30">,<text:s/></text:span><text:span text:style-name="T72_31">but</text:span><text:span text:style-name="T72_32"><text:s/></text:span><text:span text:style-name="T72_33">attracting</text:span><text:span text:style-name="T72_34"><text:s/></text:span><text:span text:style-name="T72_35">more</text:span><text:span text:style-name="T72_36"><text:s/></text:span><text:span text:style-name="T72_37">people</text:span><text:span text:style-name="T72_38"><text:s/></text:span><text:span text:style-name="T72_39">would</text:span><text:span text:style-name="T72_40"><text:s/></text:span><text:span text:style-name="T72_41">be</text:span><text:span text:style-name="T72_42"><text:s/></text:span><text:span text:style-name="T72_43">definitely</text:span><text:span text:style-name="T72_44"><text:s/></text:span><text:span text:style-name="T72_45">beneficious</text:span><text:span text:style-name="T72_46">.</text:span></text:p></office:annotation></text:span><text:span text:style-name="T72_47">separately</text:span><text:span text:style-name="T72_48"><text:s/></text:span><text:span text:style-name="T72_49">as</text:span><text:span text:style-name="T72_50"><text:s/></text:span><text:span text:style-name="T72_51">a</text:span><text:span text:style-name="T72_52"><text:s/></text:span><text:span text:style-name="T72_53">totally</text:span><text:span text:style-name="T72_54"><text:s/></text:span><text:span text:style-name="T72_55">different</text:span><text:span text:style-name="T72_56"><text:s/></text:span><text:span text:style-name="T72_57">FOSS</text:span><text:span text:style-name="T72_58"><text:s/></text:span><text:span text:style-name="T72_59">project</text:span><text:span text:style-name="T72_60">.<text:s/></text:span><text:span text:style-name="T72_61">This</text:span><text:span text:style-name="T72_62"><text:s/></text:span><text:span text:style-name="T72_63">would</text:span><text:span text:style-name="T72_64"><text:s/></text:span><text:span text:style-name="T72_65">allow</text:span><text:span text:style-name="T72_66"><text:s/></text:span><text:span text:style-name="T72_67">other</text:span><text:span text:style-name="T72_68"><text:s/></text:span><text:span text:style-name="T72_69">people</text:span><text:span text:style-name="T72_70"><text:s/></text:span><text:span text:style-name="T72_71">to</text:span><text:span text:style-name="T72_72"><text:s/></text:span><text:span text:style-name="T72_73">contribute</text:span><text:span text:style-name="T72_74"><text:s/></text:span><text:span text:style-name="T72_75">easily</text:span><text:span text:style-name="T72_76"><text:s/></text:span><text:span text:style-name="T72_77">to</text:span><text:span text:style-name="T72_78"><text:s/></text:span><text:span text:style-name="T72_79">PiSi</text:span><text:span text:style-name="T72_80">,<text:s/></text:span><text:span text:style-name="T72_81">and</text:span><text:span text:style-name="T72_82"><text:s/></text:span><text:span text:style-name="T72_83">would</text:span><text:span text:style-name="T72_84"><text:s/></text:span><text:span text:style-name="T72_85">serve</text:span><text:span text:style-name="T72_86"><text:s/></text:span><text:span text:style-name="T72_87">as</text:span><text:span text:style-name="T72_88"><text:s/></text:span><text:span text:style-name="T72_89">a</text:span><text:span text:style-name="T72_90"><text:s/></text:span><text:span text:style-name="T72_91">basis</text:span><text:span text:style-name="T72_92"><text:s/></text:span><text:span text:style-name="T72_93">for</text:span><text:span text:style-name="T72_94"><text:s/></text:span><text:span text:style-name="T72_95">using</text:span><text:span text:style-name="T72_96"><text:s/></text:span><text:span text:style-name="T72_97">it</text:span><text:span text:style-name="T72_98"><text:s/></text:span><text:span text:style-name="T72_99">in</text:span><text:span text:style-name="T72_100"><text:s/></text:span><text:span text:style-name="T72_101">different</text:span><text:span text:style-name="T72_102"><text:s/></text:span><text:span text:style-name="T72_103">Linux</text:span><text:span text:style-name="T72_104"><text:s/></text:span><text:span text:style-name="T72_105">distributions</text:span><text:span text:style-name="T72_106">.<text:s/></text:span><text:span text:style-name="T72_107">Roadmap</text:span><text:span text:style-name="T72_108"><text:s/></text:span><text:span text:style-name="T72_109">for</text:span><text:span text:style-name="T72_110"><text:s/></text:span><text:span text:style-name="T72_111">PiSi</text:span><text:span text:style-name="T72_112"><text:s/></text:span><text:span text:style-name="T72_113">shall</text:span><text:span text:style-name="T72_114"><text:s/></text:span><text:span text:style-name="T72_115">be</text:span><text:span text:style-name="T72_116"><text:s/></text:span><text:span text:style-name="T72_117">announced</text:span><text:span text:style-name="T72_118"><text:s/></text:span><text:span text:style-name="T72_119">after</text:span><text:span text:style-name="T72_120"><text:s/></text:span><text:span text:style-name="T72_121">talks</text:span><text:span text:style-name="T72_122"><text:s/></text:span><text:span text:style-name="T72_123">with</text:span><text:span text:style-name="T72_124"><text:s/></text:span><text:span text:style-name="T72_125">the</text:span><text:span text:style-name="T72_126"><text:s/></text:span><text:span text:style-name="T72_127">development</text:span><text:span text:style-name="T72_128"><text:s/></text:span><text:span text:style-name="T72_129">team</text:span><text:span text:style-name="T72_130"><text:s/></text:span><text:span text:style-name="T72_131">for</text:span><text:span text:style-name="T72_132"><text:s/></text:span><text:span text:style-name="T72_133">feasibility</text:span><text:span text:style-name="T72_134">,<text:s/></text:span><text:span text:style-name="T72_135">and</text:span><text:span text:style-name="T72_136"><text:s/></text:span><text:span text:style-name="T72_137">collaboration</text:span><text:span text:style-name="T72_138"><text:s/></text:span><text:span text:style-name="T72_139">with</text:span><text:span text:style-name="T72_140"><text:s/></text:span><text:span text:style-name="T72_141">current</text:span><text:span text:style-name="T72_142"><text:s/></text:span><text:span text:style-name="T72_143">PiSi</text:span><text:span text:style-name="T72_144"><text:s/></text:span><text:span text:style-name="T72_145">derivatives</text:span><text:span text:style-name="T72_146"><text:s/></text:span><text:span text:style-name="T72_147">shall</text:span><text:span text:style-name="T72_148"><text:s/></text:span><text:span text:style-name="T72_149">be</text:span><text:span text:style-name="T72_150"><text:s/></text:span><text:span text:style-name="T72_151">given</text:span><text:span text:style-name="T72_152"><text:s/></text:span><text:span text:style-name="T72_153"><office:annotation><dc:creator/><text:p text:style-name="P73"><text:span text:style-name="T73_1">Or</text:span><text:span text:style-name="T73_2">:<text:s/>'..</text:span><text:span text:style-name="T73_3">given</text:span><text:span text:style-name="T73_4"><text:s/></text:span><text:span text:style-name="T73_5">consideration</text:span><text:span text:style-name="T73_6">.'<text:s/></text:span><text:span text:style-name="T73_7">instead</text:span><text:span text:style-name="T73_8">?</text:span></text:p><text:p text:style-name="P74"/><text:p text:style-name="P75"><text:span text:style-name="T75_1">I</text:span><text:span text:style-name="T75_2"><text:s/></text:span><text:span text:style-name="T75_3">am</text:span><text:span text:style-name="T75_4"><text:s/></text:span><text:span text:style-name="T75_5">non</text:span><text:span text:style-name="T75_6">-</text:span><text:span text:style-name="T75_7">tech</text:span><text:span text:style-name="T75_8">,<text:s/></text:span><text:span text:style-name="T75_9">but</text:span><text:span text:style-name="T75_10"><text:s/></text:span><text:span text:style-name="T75_11">I</text:span><text:span text:style-name="T75_12">’</text:span><text:span text:style-name="T75_13">m</text:span><text:span text:style-name="T75_14"><text:s/></text:span><text:span text:style-name="T75_15">not</text:span><text:span text:style-name="T75_16"><text:s/></text:span><text:span text:style-name="T75_17">sure</text:span><text:span text:style-name="T75_18"><text:s/></text:span><text:span text:style-name="T75_19">about</text:span><text:span text:style-name="T75_20"><text:s/></text:span><text:span text:style-name="T75_21">this</text:span><text:span text:style-name="T75_22">.</text:span></text:p><text:p text:style-name="P76"/><text:p text:style-name="P77"><text:span text:style-name="T77_1">And</text:span><text:span text:style-name="T77_2"><text:s/></text:span><text:span text:style-name="T77_3">will</text:span><text:span text:style-name="T77_4">,<text:s/></text:span><text:span text:style-name="T77_5">Ikey</text:span><text:span text:style-name="T77_6">’</text:span><text:span text:style-name="T77_7">s</text:span><text:span text:style-name="T77_8"><text:s/>‘</text:span><text:span text:style-name="T77_9">PiSi</text:span><text:span text:style-name="T77_10">’<text:s/>(</text:span><text:span text:style-name="T77_11">eopkg</text:span><text:span text:style-name="T77_12">)<text:s text:c="2"/></text:span><text:span text:style-name="T77_13">morph</text:span><text:span text:style-name="T77_14"><text:s/></text:span><text:span text:style-name="T77_15">into</text:span><text:span text:style-name="T77_16"><text:s/></text:span><text:span text:style-name="T77_17">something</text:span><text:span text:style-name="T77_18"><text:s/></text:span><text:span text:style-name="T77_19">with</text:span><text:span text:style-name="T77_20"><text:s/></text:span><text:span text:style-name="T77_21">little</text:span><text:span text:style-name="T77_22"><text:s/></text:span><text:span text:style-name="T77_23">in</text:span><text:span text:style-name="T77_24"><text:s/></text:span><text:span text:style-name="T77_25">common</text:span><text:span text:style-name="T77_26"><text:s/></text:span><text:span text:style-name="T77_27">with</text:span><text:span text:style-name="T77_28"><text:s/></text:span><text:span text:style-name="T77_29">PiSi</text:span><text:span text:style-name="T77_30">?</text:span></text:p><text:p text:style-name="P78"/><text:p text:style-name="P79"><text:span text:style-name="T79_1">How</text:span><text:span text:style-name="T79_2"><text:s/></text:span><text:span text:style-name="T79_3">can</text:span><text:span text:style-name="T79_4"><text:s/></text:span><text:span text:style-name="T79_5">Pisi</text:span><text:span text:style-name="T79_6"><text:s/></text:span><text:span text:style-name="T79_7">Linux</text:span><text:span text:style-name="T79_8"><text:s/></text:span><text:span text:style-name="T79_9">logically</text:span><text:span text:style-name="T79_10"><text:s/></text:span><text:span text:style-name="T79_11">continue</text:span><text:span text:style-name="T79_12"><text:s/></text:span><text:span text:style-name="T79_13">if</text:span><text:span text:style-name="T79_14"><text:s text:c="2"/></text:span><text:span text:style-name="T79_15">it</text:span><text:span text:style-name="T79_16"><text:s/></text:span><text:span text:style-name="T79_17">ends</text:span><text:span text:style-name="T79_18"><text:s/></text:span><text:span text:style-name="T79_19">up</text:span><text:span text:style-name="T79_20"><text:s/></text:span><text:span text:style-name="T79_21">where</text:span><text:span text:style-name="T79_22"><text:s/></text:span><text:span text:style-name="T79_23">the</text:span><text:span text:style-name="T79_24"><text:s/>.</text:span><text:span text:style-name="T79_25">pisi</text:span><text:span text:style-name="T79_26"><text:s/></text:span><text:span text:style-name="T79_27">extention</text:span><text:span text:style-name="T79_28"><text:s/></text:span><text:span text:style-name="T79_29">is</text:span><text:span text:style-name="T79_30"><text:s/></text:span><text:span text:style-name="T79_31">just</text:span><text:span text:style-name="T79_32"><text:s/></text:span><text:span text:style-name="T79_33">retained</text:span><text:span text:style-name="T79_34"><text:s/></text:span><text:span text:style-name="T79_35">in</text:span><text:span text:style-name="T79_36"><text:s/></text:span><text:span text:style-name="T79_37">the</text:span><text:span text:style-name="T79_38"><text:s/></text:span><text:span text:style-name="T79_39">future</text:span><text:span text:style-name="T79_40"><text:s/></text:span><text:span text:style-name="T79_41">as</text:span><text:span text:style-name="T79_42"><text:s/></text:span><text:span text:style-name="T79_43">a</text:span><text:span text:style-name="T79_44"><text:s/></text:span><text:span text:style-name="T79_45">marketing</text:span><text:span text:style-name="T79_46"><text:s/></text:span><text:span text:style-name="T79_47">thing</text:span><text:span text:style-name="T79_48">?<text:s/></text:span><text:span text:style-name="T79_49">Pisi</text:span><text:span text:style-name="T79_50"><text:s/></text:span><text:span text:style-name="T79_51">Linux</text:span><text:span text:style-name="T79_52"><text:s/></text:span><text:span text:style-name="T79_53">would</text:span><text:span text:style-name="T79_54"><text:s/></text:span><text:span text:style-name="T79_55">not</text:span><text:span text:style-name="T79_56"><text:s/></text:span><text:span text:style-name="T79_57">be</text:span><text:span text:style-name="T79_58"><text:s/></text:span><text:span text:style-name="T79_59">Pisi</text:span><text:span text:style-name="T79_60"><text:s/></text:span><text:span text:style-name="T79_61">Linux</text:span><text:span text:style-name="T79_62">.<text:s/></text:span><text:span text:style-name="T79_63">Could</text:span><text:span text:style-name="T79_64"><text:s/></text:span><text:span text:style-name="T79_65">Marcin</text:span><text:span text:style-name="T79_66"><text:s/></text:span><text:span text:style-name="T79_67">not</text:span><text:span text:style-name="T79_68"><text:s/></text:span><text:span text:style-name="T79_69">make</text:span><text:span text:style-name="T79_70"><text:s/></text:span><text:span text:style-name="T79_71">refinements</text:span><text:span text:style-name="T79_72">,<text:s/></text:span><text:span text:style-name="T79_73">with</text:span><text:span text:style-name="T79_74"><text:s/></text:span><text:span text:style-name="T79_75">further</text:span><text:span text:style-name="T79_76"><text:s/></text:span><text:span text:style-name="T79_77">assistance</text:span><text:span text:style-name="T79_78"><text:s/></text:span><text:span text:style-name="T79_79">as</text:span><text:span text:style-name="T79_80"><text:s/></text:span><text:span text:style-name="T79_81">the</text:span><text:span text:style-name="T79_82"><text:s/></text:span><text:span text:style-name="T79_83">project</text:span><text:span text:style-name="T79_84"><text:s/></text:span><text:span text:style-name="T79_85">gains</text:span><text:span text:style-name="T79_86"><text:s/></text:span><text:span text:style-name="T79_87">traction</text:span><text:span text:style-name="T79_88">?</text:span></text:p></office:annotation></text:span><text:span text:style-name="T79_89"><office:annotation><dc:creator/><text:p text:style-name="P80"><text:span text:style-name="T80_1">This</text:span><text:span text:style-name="T80_2"><text:s/></text:span><text:span text:style-name="T80_3">is</text:span><text:span text:style-name="T80_4"><text:s/></text:span><text:span text:style-name="T80_5">still</text:span><text:span text:style-name="T80_6"><text:s/></text:span><text:span text:style-name="T80_7">not</text:span><text:span text:style-name="T80_8"><text:s/></text:span><text:span text:style-name="T80_9">certain</text:span><text:span text:style-name="T80_10">,<text:s/></text:span><text:span text:style-name="T80_11">we</text:span><text:span text:style-name="T80_12"><text:s/></text:span><text:span text:style-name="T80_13">still</text:span><text:span text:style-name="T80_14"><text:s/></text:span><text:span text:style-name="T80_15">need</text:span><text:span text:style-name="T80_16"><text:s/></text:span><text:span text:style-name="T80_17">to</text:span><text:span text:style-name="T80_18"><text:s/></text:span><text:span text:style-name="T80_19">hear</text:span><text:span text:style-name="T80_20"><text:s/></text:span><text:span text:style-name="T80_21">from</text:span><text:span text:style-name="T80_22"><text:s/></text:span><text:span text:style-name="T80_23">Serdar</text:span><text:span text:style-name="T80_24"><text:s/></text:span><text:span text:style-name="T80_25">and</text:span><text:span text:style-name="T80_26"><text:s/></text:span><text:span text:style-name="T80_27">Marcin</text:span><text:span text:style-name="T80_28">,<text:s/></text:span><text:span text:style-name="T80_29">so</text:span><text:span text:style-name="T80_30"><text:s/></text:span><text:span text:style-name="T80_31">there</text:span><text:span text:style-name="T80_32"><text:s/></text:span><text:span text:style-name="T80_33">is</text:span><text:span text:style-name="T80_34"><text:s/></text:span><text:span text:style-name="T80_35">no</text:span><text:span text:style-name="T80_36"><text:s/></text:span><text:span text:style-name="T80_37">final</text:span><text:span text:style-name="T80_38"><text:s/></text:span><text:span text:style-name="T80_39">word</text:span><text:span text:style-name="T80_40">.<text:s/></text:span><text:span text:style-name="T80_41">Consideration</text:span><text:span text:style-name="T80_42"><text:s/></text:span><text:span text:style-name="T80_43">sounds</text:span><text:span text:style-name="T80_44"><text:s/></text:span><text:span text:style-name="T80_45">better</text:span><text:span text:style-name="T80_46"><text:s/></text:span><text:span text:style-name="T80_47">though</text:span><text:span text:style-name="T80_48">,<text:s/></text:span><text:span text:style-name="T80_49">editing</text:span><text:span text:style-name="T80_50"><text:s/></text:span><text:span text:style-name="T80_51">that</text:span><text:span text:style-name="T80_52"><text:s/></text:span><text:span text:style-name="T80_53">way</text:span><text:span text:style-name="T80_54">.</text:span></text:p></office:annotation></text:span><text:span text:style-name="T80_55">consider</text:span><text:span text:style-name="T80_56">ation</text:span><text:span text:style-name="T80_57">..</text:span></text:p>
      <text:h text:style-name="P81" text:outline-level="10"><text:bookmark-start text:name="h.9pspjclh9q4g"/><text:bookmark-end text:name="h.9pspjclh9q4g"/><text:span text:style-name="T81_1">Package</text:span><text:span text:style-name="T81_2"><text:s/></text:span><text:span text:style-name="T81_3">Maintenance</text:span></text:h>
      <text:p text:style-name="P82"><text:span text:style-name="T82_1"><text:tab/></text:span><text:span text:style-name="T82_2">There</text:span><text:span text:style-name="T82_3"><text:s/></text:span><text:span text:style-name="T82_4">should</text:span><text:span text:style-name="T82_5"><text:s/></text:span><text:span text:style-name="T82_6">be</text:span><text:span text:style-name="T82_7"><text:s/></text:span><text:span text:style-name="T82_8">two</text:span><text:span text:style-name="T82_9"><text:s/></text:span><text:span text:style-name="T82_10">separate</text:span><text:span text:style-name="T82_11"><text:s/></text:span><text:span text:style-name="T82_12">repos</text:span><text:span text:style-name="T82_13">,<text:s/></text:span><text:span text:style-name="T82_14">a</text:span><text:span text:style-name="T82_15"><text:s/></text:span><text:span text:style-name="T82_16">stable</text:span><text:span text:style-name="T82_17"><text:s/></text:span><text:span text:style-name="T82_18">repo</text:span><text:span text:style-name="T82_19"><text:s/></text:span><text:span text:style-name="T82_20">and</text:span><text:span text:style-name="T82_21"><text:s/></text:span><text:span text:style-name="T82_22">a</text:span><text:span text:style-name="T82_23"><text:s/></text:span><text:span text:style-name="T82_24">secondary</text:span><text:span text:style-name="T82_25"><text:s/></text:span><text:span text:style-name="T82_26">repo</text:span><text:span text:style-name="T82_27"><text:s/></text:span><text:span text:style-name="T82_28">for</text:span><text:span text:style-name="T82_29"><text:s/></text:span><text:span text:style-name="T82_30">user</text:span><text:span text:style-name="T82_31"><text:s/></text:span><text:span text:style-name="T82_32">and</text:span><text:span text:style-name="T82_33"><text:s/></text:span><text:span text:style-name="T82_34">unstable</text:span><text:span text:style-name="T82_35"><text:s/></text:span><text:span text:style-name="T82_36">contributions</text:span><text:span text:style-name="T82_37">.<text:s/></text:span><text:span text:style-name="T82_38">This</text:span><text:span text:style-name="T82_39"><text:s/></text:span><text:span text:style-name="T82_40">would</text:span><text:span text:style-name="T82_41"><text:s/></text:span><text:span text:style-name="T82_42">help</text:span><text:span text:style-name="T82_43"><text:s/></text:span><text:span text:style-name="T82_44">in</text:span><text:span text:style-name="T82_45"><text:s/></text:span><text:span text:style-name="T82_46">keeping</text:span><text:span text:style-name="T82_47"><text:s/></text:span><text:span text:style-name="T82_48">basic</text:span><text:span text:style-name="T82_49"><text:s/></text:span><text:span text:style-name="T82_50">functionality</text:span><text:span text:style-name="T82_51"><text:s/></text:span><text:span text:style-name="T82_52">stable</text:span><text:span text:style-name="T82_53"><text:s/></text:span><text:span text:style-name="T82_54">for</text:span><text:span text:style-name="T82_55"><text:s/></text:span><text:span text:style-name="T82_56">end</text:span><text:span text:style-name="T82_57"><text:s/></text:span><text:span text:style-name="T82_58">users</text:span><text:span text:style-name="T82_59">.<text:s/></text:span></text:p>
      <text:h text:style-name="P83" text:outline-level="10"><text:bookmark-start text:name="h.vbq53i8cxuq8"/><text:bookmark-end text:name="h.vbq53i8cxuq8"/><text:span text:style-name="T83_1">Coding</text:span><text:span text:style-name="T83_2"><text:s/></text:span><text:span text:style-name="T83_3">Guidelines</text:span></text:h>
      <text:p text:style-name="P84"><text:span text:style-name="T84_1"><text:tab/></text:span><text:span text:style-name="T84_2">Pisi</text:span><text:span text:style-name="T84_3"><text:s/></text:span><text:span text:style-name="T84_4">Linux</text:span><text:span text:style-name="T84_5"><text:s/></text:span><text:span text:style-name="T84_6">should</text:span><text:span text:style-name="T84_7"><text:s/></text:span><text:span text:style-name="T84_8">have</text:span><text:span text:style-name="T84_9"><text:s/></text:span><text:span text:style-name="T84_10">coding</text:span><text:span text:style-name="T84_11"><text:s/></text:span><text:span text:style-name="T84_12">guidelines</text:span><text:span text:style-name="T84_13"><text:s/></text:span><text:span text:style-name="T84_14">for</text:span><text:span text:style-name="T84_15"><text:s/></text:span><text:span text:style-name="T84_16">all</text:span><text:span text:style-name="T84_17"><text:s/></text:span><text:span text:style-name="T84_18">developers</text:span><text:span text:style-name="T84_19">,<text:s/></text:span><text:span text:style-name="T84_20">coding</text:span><text:span text:style-name="T84_21"><text:s/></text:span><text:span text:style-name="T84_22">should</text:span><text:span text:style-name="T84_23"><text:s/></text:span><text:span text:style-name="T84_24">be</text:span><text:span text:style-name="T84_25"><text:s/></text:span><text:span text:style-name="T84_26">done</text:span><text:span text:style-name="T84_27"><text:s/></text:span><text:span text:style-name="T84_28">according</text:span><text:span text:style-name="T84_29"><text:s/></text:span><text:span text:style-name="T84_30">to</text:span><text:span text:style-name="T84_31"><text:s/></text:span><text:span text:style-name="T84_32">these</text:span><text:span text:style-name="T84_33"><text:s/></text:span><text:span text:style-name="T84_34">principles</text:span><text:span text:style-name="T84_35"><text:s/></text:span><text:span text:style-name="T84_36">for</text:span><text:span text:style-name="T84_37"><text:s/></text:span><text:span text:style-name="T84_38">better</text:span><text:span text:style-name="T84_39"><text:s/></text:span><text:span text:style-name="T84_40">readability</text:span><text:span text:style-name="T84_41"><text:s/></text:span><text:span text:style-name="T84_42">and</text:span><text:span text:style-name="T84_43"><text:s/></text:span><text:span text:style-name="T84_44">operability</text:span><text:span text:style-name="T84_45">.<text:s/></text:span><text:span text:style-name="T84_46">Comments</text:span><text:span text:style-name="T84_47"><text:s/></text:span><text:span text:style-name="T84_48">should</text:span><text:span text:style-name="T84_49"><text:s/></text:span><text:span text:style-name="T84_50">be</text:span><text:span text:style-name="T84_51"><text:s/></text:span><text:span text:style-name="T84_52">widely</text:span><text:span text:style-name="T84_53"><text:s/></text:span><text:span text:style-name="T84_54">used</text:span><text:span text:style-name="T84_55">,<text:s/></text:span><text:span text:style-name="T84_56">with</text:span><text:span text:style-name="T84_57"><text:s/></text:span><text:span text:style-name="T84_58">English</text:span><text:span text:style-name="T84_59"><text:s/></text:span><text:span text:style-name="T84_60">as</text:span><text:span text:style-name="T84_61"><text:s/></text:span><text:span text:style-name="T84_62">primary</text:span><text:span text:style-name="T84_63"><text:s/></text:span><text:span text:style-name="T84_64">comment</text:span><text:span text:style-name="T84_65"><text:s/></text:span><text:span text:style-name="T84_66">language</text:span><text:span text:style-name="T84_67">.<text:s/></text:span><text:span text:style-name="T84_68">Documentation</text:span><text:span text:style-name="T84_69"><text:s/></text:span><text:span text:style-name="T84_70">team</text:span><text:span text:style-name="T84_71"><text:s/></text:span><text:span text:style-name="T84_72">shall</text:span><text:span text:style-name="T84_73"><text:s/></text:span><text:span text:style-name="T84_74">assist</text:span><text:span text:style-name="T84_75"><text:s/></text:span><text:span text:style-name="T84_76">in</text:span><text:span text:style-name="T84_77"><text:s/></text:span><text:span text:style-name="T84_78">this</text:span><text:span text:style-name="T84_79"><text:s/></text:span><text:span text:style-name="T84_80">area</text:span><text:span text:style-name="T84_81">.<text:s/></text:span><text:span text:style-name="T84_82">Details</text:span><text:span text:style-name="T84_83"><text:s/></text:span><text:span text:style-name="T84_84">TBA</text:span><text:span text:style-name="T84_85">.<text:s/></text:span></text:p>
      <text:h text:style-name="P85" text:outline-level="10"><text:bookmark-start text:name="h.dzevde6n5jcc"/><text:bookmark-end text:name="h.dzevde6n5jcc"/><text:span text:style-name="T85_1">Commit</text:span><text:span text:style-name="T85_2"><text:s/></text:span><text:span text:style-name="T85_3">Review</text:span></text:h>
      <text:p text:style-name="P86"><text:span text:style-name="T86_1"><text:tab/></text:span><text:span text:style-name="T86_2">As</text:span><text:span text:style-name="T86_3"><text:s/></text:span><text:span text:style-name="T86_4">stability</text:span><text:span text:style-name="T86_5"><text:s/></text:span><text:span text:style-name="T86_6">should</text:span><text:span text:style-name="T86_7"><text:s/></text:span><text:span text:style-name="T86_8">be</text:span><text:span text:style-name="T86_9"><text:s/></text:span><text:span text:style-name="T86_10">one</text:span><text:span text:style-name="T86_11"><text:s/></text:span><text:span text:style-name="T86_12">of</text:span><text:span text:style-name="T86_13"><text:s/></text:span><text:span text:style-name="T86_14">our</text:span><text:span text:style-name="T86_15"><text:s/></text:span><text:span text:style-name="T86_16">primary</text:span><text:span text:style-name="T86_17"><text:s/></text:span><text:span text:style-name="T86_18">goals</text:span><text:span text:style-name="T86_19">,<text:s/></text:span><text:span text:style-name="T86_20">preferably</text:span><text:span text:style-name="T86_21"><text:s/></text:span><text:span text:style-name="T86_22">all</text:span><text:span text:style-name="T86_23"><text:s/></text:span><text:span text:style-name="T86_24">commits</text:span><text:span text:style-name="T86_25"><text:s/></text:span><text:span text:style-name="T86_26">should</text:span><text:span text:style-name="T86_27"><text:s/></text:span><text:span text:style-name="T86_28">be</text:span><text:span text:style-name="T86_29"><text:s/></text:span><text:span text:style-name="T86_30">reviewed</text:span><text:span text:style-name="T86_31"><text:s/></text:span><text:span text:style-name="T86_32">by</text:span><text:span text:style-name="T86_33"><text:s/></text:span><text:span text:style-name="T86_34">another</text:span><text:span text:style-name="T86_35"><text:s/></text:span><text:span text:style-name="T86_36">main</text:span><text:span text:style-name="T86_37"><text:s/></text:span><text:span text:style-name="T86_38">developer</text:span><text:span text:style-name="T86_39">.</text:span></text:p>
      <text:h text:style-name="P87" text:outline-level="10"><text:bookmark-start text:name="h.qd04fsyqun2m"/><text:bookmark-end text:name="h.qd04fsyqun2m"/><text:span text:style-name="T87_1">Preventing</text:span><text:span text:style-name="T87_2"><text:s/></text:span><text:span text:style-name="T87_3">Regressions</text:span></text:h>
      <text:p text:style-name="P88"><text:span text:style-name="T88_1"><text:tab/></text:span><text:span text:style-name="T88_2">Writing</text:span><text:span text:style-name="T88_3"><text:s/></text:span><text:span text:style-name="T88_4">unit</text:span><text:span text:style-name="T88_5"><text:s/></text:span><text:span text:style-name="T88_6">tests</text:span><text:span text:style-name="T88_7"><text:s/></text:span><text:span text:style-name="T88_8">should</text:span><text:span text:style-name="T88_9"><text:s/></text:span><text:span text:style-name="T88_10">be</text:span><text:span text:style-name="T88_11"><text:s/></text:span><text:span text:style-name="T88_12">a</text:span><text:span text:style-name="T88_13"><text:s/></text:span><text:span text:style-name="T88_14">main</text:span><text:span text:style-name="T88_15"><text:s/></text:span><text:span text:style-name="T88_16">priority</text:span><text:span text:style-name="T88_17"><text:s/></text:span><text:span text:style-name="T88_18">when</text:span><text:span text:style-name="T88_19"><text:s/></text:span><text:span text:style-name="T88_20">fixing</text:span><text:span text:style-name="T88_21"><text:s/></text:span><text:span text:style-name="T88_22">a</text:span><text:span text:style-name="T88_23"><text:s/></text:span><text:span text:style-name="T88_24">bug</text:span><text:span text:style-name="T88_25">,<text:s/></text:span><text:span text:style-name="T88_26">or</text:span><text:span text:style-name="T88_27"><text:s/></text:span><text:span text:style-name="T88_28">introducing</text:span><text:span text:style-name="T88_29"><text:s/></text:span><text:span text:style-name="T88_30">a</text:span><text:span text:style-name="T88_31"><text:s/></text:span><text:span text:style-name="T88_32">new</text:span><text:span text:style-name="T88_33"><text:s/></text:span><text:span text:style-name="T88_34">feature</text:span><text:span text:style-name="T88_35">.<text:s/></text:span><text:span text:style-name="T88_36">This</text:span><text:span text:style-name="T88_37"><text:s/></text:span><text:span text:style-name="T88_38">would</text:span><text:span text:style-name="T88_39"><text:s/></text:span><text:span text:style-name="T88_40">help</text:span><text:span text:style-name="T88_41"><text:s/></text:span><text:span text:style-name="T88_42">preventing</text:span><text:span text:style-name="T88_43"><text:s/></text:span><text:span text:style-name="T88_44">regressions</text:span><text:span text:style-name="T88_45">,<text:s/></text:span><text:span text:style-name="T88_46">and</text:span><text:span text:style-name="T88_47"><text:s/></text:span><text:span text:style-name="T88_48">provide</text:span><text:span text:style-name="T88_49"><text:s/></text:span><text:span text:style-name="T88_50">for</text:span><text:span text:style-name="T88_51"><text:s/></text:span><text:span text:style-name="T88_52">better</text:span><text:span text:style-name="T88_53"><text:s/></text:span><text:span text:style-name="T88_54">software</text:span><text:span text:style-name="T88_55">.</text:span></text:p>
      <text:h text:style-name="P89" text:outline-level="10"><text:bookmark-start text:name="h.yqu23pew9g56"/><text:bookmark-end text:name="h.yqu23pew9g56"/><text:span text:style-name="T89_1">UI</text:span><text:span text:style-name="T89_2"><text:s/></text:span><text:span text:style-name="T89_3">Commits</text:span></text:h>
      <text:p text:style-name="P90"><text:span text:style-name="T90_1"><text:tab/></text:span><text:span text:style-name="T90_2">Since</text:span><text:span text:style-name="T90_3"><text:s/></text:span><text:span text:style-name="T90_4">UI</text:span><text:span text:style-name="T90_5"><text:s/></text:span><text:span text:style-name="T90_6">is</text:span><text:span text:style-name="T90_7"><text:s/></text:span><text:span text:style-name="T90_8">the</text:span><text:span text:style-name="T90_9"><text:s/></text:span><text:span text:style-name="T90_10">only</text:span><text:span text:style-name="T90_11"><text:s/></text:span><text:span text:style-name="T90_12">communication</text:span><text:span text:style-name="T90_13"><text:s/></text:span><text:span text:style-name="T90_14">tool</text:span><text:span text:style-name="T90_15"><text:s/></text:span><text:span text:style-name="T90_16">between</text:span><text:span text:style-name="T90_17"><text:s/></text:span><text:span text:style-name="T90_18">the</text:span><text:span text:style-name="T90_19"><text:s/></text:span><text:span text:style-name="T90_20">user</text:span><text:span text:style-name="T90_21"><text:s/></text:span><text:span text:style-name="T90_22">and</text:span><text:span text:style-name="T90_23"><text:s/></text:span><text:span text:style-name="T90_24">the</text:span><text:span text:style-name="T90_25"><text:s/></text:span><text:span text:style-name="T90_26">software</text:span><text:span text:style-name="T90_27">,<text:s/></text:span><text:span text:style-name="T90_28">all</text:span><text:span text:style-name="T90_29"><text:s/></text:span><text:span text:style-name="T90_30">commits</text:span><text:span text:style-name="T90_31"><text:s/></text:span><text:span text:style-name="T90_32">and</text:span><text:span text:style-name="T90_33"><text:s/></text:span><text:span text:style-name="T90_34">changes</text:span><text:span text:style-name="T90_35"><text:s/></text:span><text:span text:style-name="T90_36">affecting</text:span><text:span text:style-name="T90_37"><text:s/></text:span><text:span text:style-name="T90_38">the</text:span><text:span text:style-name="T90_39"><text:s/></text:span><text:span text:style-name="T90_40">user</text:span><text:span text:style-name="T90_41"><text:s/></text:span><text:span text:style-name="T90_42">interface</text:span><text:span text:style-name="T90_43"><text:s/></text:span><text:span text:style-name="T90_44">should</text:span><text:span text:style-name="T90_45"><text:s/></text:span><text:span text:style-name="T90_46">undergo</text:span><text:span text:style-name="T90_47"><text:s/></text:span><text:span text:style-name="T90_48">extensive</text:span><text:span text:style-name="T90_49"><text:s/></text:span><text:span text:style-name="T90_50">review</text:span><text:span text:style-name="T90_51">.<text:s/></text:span><text:span text:style-name="T90_52">Ideally</text:span><text:span text:style-name="T90_53">,<text:s/></text:span><text:span text:style-name="T90_54">a</text:span><text:span text:style-name="T90_55"><text:s/></text:span><text:span text:style-name="T90_56">script</text:span><text:span text:style-name="T90_57"><text:s/></text:span><text:span text:style-name="T90_58">should</text:span><text:span text:style-name="T90_59"><text:s/></text:span><text:span text:style-name="T90_60">be</text:span><text:span text:style-name="T90_61"><text:s/></text:span><text:span text:style-name="T90_62">written</text:span><text:span text:style-name="T90_63"><text:s/></text:span><text:span text:style-name="T90_64">to</text:span><text:span text:style-name="T90_65"><text:s/></text:span><text:span text:style-name="T90_66">detect</text:span><text:span text:style-name="T90_67"><text:s/></text:span><text:span text:style-name="T90_68">these</text:span><text:span text:style-name="T90_69"><text:s/></text:span><text:span text:style-name="T90_70">changes</text:span><text:span text:style-name="T90_71">.<text:s/></text:span><text:span text:style-name="T90_72">If</text:span><text:span text:style-name="T90_73"><text:s/></text:span><text:span text:style-name="T90_74">we</text:span><text:span text:style-name="T90_75"><text:s/></text:span><text:span text:style-name="T90_76">break</text:span><text:span text:style-name="T90_77"><text:s/></text:span><text:span text:style-name="T90_78">something</text:span><text:span text:style-name="T90_79"><text:s/></text:span><text:span text:style-name="T90_80">in</text:span><text:span text:style-name="T90_81"><text:s/></text:span><text:span text:style-name="T90_82">the</text:span><text:span text:style-name="T90_83"><text:s/></text:span><text:span text:style-name="T90_84">user</text:span><text:span text:style-name="T90_85"><text:s/></text:span><text:span text:style-name="T90_86">interface</text:span><text:span text:style-name="T90_87">,<text:s/></text:span><text:span text:style-name="T90_88">it</text:span><text:span text:style-name="T90_89"><text:s/></text:span><text:span text:style-name="T90_90">would</text:span><text:span text:style-name="T90_91"><text:s/></text:span><text:span text:style-name="T90_92">create</text:span><text:span text:style-name="T90_93"><text:s/></text:span><text:span text:style-name="T90_94">bad</text:span><text:span text:style-name="T90_95"><text:s/></text:span><text:span text:style-name="T90_96">impressions</text:span><text:span text:style-name="T90_97"><text:s/></text:span><text:span text:style-name="T90_98">about</text:span><text:span text:style-name="T90_99"><text:s/></text:span><text:span text:style-name="T90_100">the</text:span><text:span text:style-name="T90_101"><text:s/></text:span><text:span text:style-name="T90_102">software</text:span><text:span text:style-name="T90_103">.</text:span></text:p>
      <text:h text:style-name="P91" text:outline-level="10"><text:bookmark-start text:name="h.ta3lbxjyt5ks"/><text:bookmark-end text:name="h.ta3lbxjyt5ks"/><text:span text:style-name="T91_1">Adding</text:span><text:span text:style-name="T91_2"><text:s/></text:span><text:span text:style-name="T91_3">New</text:span><text:span text:style-name="T91_4"><text:s/></text:span><text:span text:style-name="T91_5">Features</text:span></text:h>
      <text:p text:style-name="P92"><text:span text:style-name="T92_1"><text:tab/></text:span><text:span text:style-name="T92_2">All</text:span><text:span text:style-name="T92_3"><text:s/></text:span><text:span text:style-name="T92_4">new</text:span><text:span text:style-name="T92_5"><text:s/></text:span><text:span text:style-name="T92_6">features</text:span><text:span text:style-name="T92_7"><text:s/></text:span><text:span text:style-name="T92_8">or</text:span><text:span text:style-name="T92_9"><text:s/></text:span><text:span text:style-name="T92_10">major</text:span><text:span text:style-name="T92_11"><text:s/></text:span><text:span text:style-name="T92_12">changes</text:span><text:span text:style-name="T92_13"><text:s/></text:span><text:span text:style-name="T92_14">to</text:span><text:span text:style-name="T92_15"><text:s/></text:span><text:span text:style-name="T92_16">the</text:span><text:span text:style-name="T92_17"><text:s/></text:span><text:span text:style-name="T92_18">operational</text:span><text:span text:style-name="T92_19"><text:s/></text:span><text:span text:style-name="T92_20">workflow</text:span><text:span text:style-name="T92_21"><text:s/></text:span><text:span text:style-name="T92_22">of</text:span><text:span text:style-name="T92_23"><text:s/></text:span><text:span text:style-name="T92_24">a</text:span><text:span text:style-name="T92_25"><text:s/></text:span><text:span text:style-name="T92_26">piece</text:span><text:span text:style-name="T92_27"><text:s/></text:span><text:span text:style-name="T92_28">of</text:span><text:span text:style-name="T92_29"><text:s/></text:span><text:span text:style-name="T92_30">software</text:span><text:span text:style-name="T92_31"><text:s/></text:span><text:span text:style-name="T92_32">should</text:span><text:span text:style-name="T92_33"><text:s/></text:span><text:span text:style-name="T92_34">gain</text:span><text:span text:style-name="T92_35"><text:s/></text:span><text:span text:style-name="T92_36">approval</text:span><text:span text:style-name="T92_37"><text:s/></text:span><text:span text:style-name="T92_38">from</text:span><text:span text:style-name="T92_39"><text:s/></text:span><text:span text:style-name="T92_40">the</text:span><text:span text:style-name="T92_41"><text:s/></text:span><text:span text:style-name="T92_42">UX</text:span><text:span text:style-name="T92_43"><text:s/></text:span><text:span text:style-name="T92_44">team</text:span><text:span text:style-name="T92_45">,<text:s/></text:span><text:span text:style-name="T92_46">to</text:span><text:span text:style-name="T92_47"><text:s/></text:span><text:span text:style-name="T92_48">prevent</text:span><text:span text:style-name="T92_49"><text:s/></text:span><text:span text:style-name="T92_50">bad</text:span><text:span text:style-name="T92_51"><text:s/></text:span><text:span text:style-name="T92_52">user</text:span><text:span text:style-name="T92_53"><text:s/></text:span><text:span text:style-name="T92_54">experience</text:span><text:span text:style-name="T92_55">.</text:span></text:p>
      <text:h text:style-name="P93" text:outline-level="10"><text:bookmark-start text:name="h.p27gzt17ntzd"/><text:bookmark-end text:name="h.p27gzt17ntzd"/><text:span text:style-name="T93_1">New</text:span><text:span text:style-name="T93_2"><text:s/></text:span><text:span text:style-name="T93_3">Features</text:span></text:h>
      <text:p text:style-name="P94"><text:span text:style-name="T94_1">Let</text:span><text:span text:style-name="T94_2">’</text:span><text:span text:style-name="T94_3">s</text:span><text:span text:style-name="T94_4"><text:s/></text:span><text:span text:style-name="T94_5">list</text:span><text:span text:style-name="T94_6"><text:s/></text:span><text:span text:style-name="T94_7">our</text:span><text:span text:style-name="T94_8"><text:s/></text:span><text:span text:style-name="T94_9">ideas</text:span><text:span text:style-name="T94_10"><text:s/></text:span><text:span text:style-name="T94_11">for</text:span><text:span text:style-name="T94_12"><text:s/></text:span><text:span text:style-name="T94_13">future</text:span><text:span text:style-name="T94_14"><text:s/></text:span><text:span text:style-name="T94_15">releases</text:span><text:span text:style-name="T94_16">:</text:span></text:p>
      <text:h text:style-name="P95" text:outline-level="10"><text:bookmark-start text:name="h.9niht49hw65m"/><text:bookmark-end text:name="h.9niht49hw65m"/><text:span text:style-name="T95_1">PISI</text:span><text:span text:style-name="T95_2"><text:s/></text:span><text:span text:style-name="T95_3">LINUX</text:span><text:span text:style-name="T95_4"><text:s/>2.0</text:span></text:h>
      <text:list text:style-name="LS2" xml:id="list7">
        <text:list-item>
          <text:p text:style-name="P96"><text:span text:style-name="T96_1">Possibly</text:span><text:span text:style-name="T96_2"><text:s/></text:span><text:span text:style-name="T96_3">a</text:span><text:span text:style-name="T96_4"><text:s/></text:span><text:span text:style-name="T96_5">new</text:span><text:span text:style-name="T96_6"><text:s/></text:span><text:span text:style-name="T96_7">version</text:span><text:span text:style-name="T96_8"><text:s/></text:span><text:span text:style-name="T96_9">of</text:span><text:span text:style-name="T96_10"><text:s/></text:span><text:span text:style-name="T96_11">PiSi</text:span></text:p>
        </text:list-item>
        <text:list-item>
          <text:p text:style-name="P97"><text:span text:style-name="T97_1">Improved</text:span><text:span text:style-name="T97_2"><text:s/></text:span><text:span text:style-name="T97_3">YALI</text:span><text:span text:style-name="T97_4"><text:s/></text:span><text:span text:style-name="T97_5">with</text:span><text:span text:style-name="T97_6"><text:s/></text:span><text:span text:style-name="T97_7">more</text:span><text:span text:style-name="T97_8"><text:s/></text:span><text:span text:style-name="T97_9">file</text:span><text:span text:style-name="T97_10"><text:s/></text:span><text:span text:style-name="T97_11">systems</text:span><text:span text:style-name="T97_12">,<text:s/></text:span><text:span text:style-name="T97_13">and</text:span><text:span text:style-name="T97_14"><text:s/></text:span><text:span text:style-name="T97_15">a</text:span><text:span text:style-name="T97_16"><text:s/></text:span><text:span text:style-name="T97_17">refined</text:span><text:span text:style-name="T97_18"><text:s/></text:span><text:span text:style-name="T97_19">look</text:span></text:p>
        </text:list-item>
        <text:list-item>
          <text:p text:style-name="P98"><text:span text:style-name="T98_1">KDE</text:span><text:span text:style-name="T98_2"><text:s/></text:span></text:p>
        </text:list-item>
        <text:list-item>
          <text:p text:style-name="P99"><text:span text:style-name="T99_1">Create</text:span><text:span text:style-name="T99_2"><text:s/></text:span><text:span text:style-name="T99_3">a</text:span><text:span text:style-name="T99_4"><text:s/></text:span><text:span text:style-name="T99_5">new</text:span><text:span text:style-name="T99_6"><text:s/></text:span><text:span text:style-name="T99_7">branch</text:span><text:span text:style-name="T99_8"><text:s/></text:span><text:span text:style-name="T99_9">for</text:span><text:span text:style-name="T99_10"><text:s/></text:span><text:span text:style-name="T99_11">the</text:span><text:span text:style-name="T99_12"><text:s/></text:span><text:span text:style-name="T99_13">development</text:span><text:span text:style-name="T99_14"><text:s/></text:span><text:span text:style-name="T99_15">of</text:span><text:span text:style-name="T99_16"><text:s/></text:span><text:span text:style-name="T99_17">next</text:span><text:span text:style-name="T99_18"><text:s/></text:span><text:span text:style-name="T99_19">x</text:span><text:span text:style-name="T99_20">.0<text:s/></text:span><text:span text:style-name="T99_21">release</text:span></text:p>
        </text:list-item>
      </text:list>
      <text:h text:style-name="P100" text:outline-level="10"><text:bookmark-start text:name="h.lftca5d005w9"/><text:bookmark-end text:name="h.lftca5d005w9"/><text:span text:style-name="T100_1"><office:annotation><dc:creator/><text:p text:style-name="P101"><text:span text:style-name="T101_1">Increase</text:span><text:span text:style-name="T101_2"><text:s/></text:span><text:span text:style-name="T101_3">font</text:span><text:span text:style-name="T101_4"><text:s/></text:span><text:span text:style-name="T101_5">size</text:span><text:span text:style-name="T101_6"><text:s/></text:span><text:span text:style-name="T101_7">in</text:span><text:span text:style-name="T101_8"><text:s/></text:span><text:span text:style-name="T101_9">slide</text:span><text:span text:style-name="T101_10">-</text:span><text:span text:style-name="T101_11">show</text:span><text:span text:style-name="T101_12"><text:s/>(</text:span><text:span text:style-name="T101_13">would</text:span><text:span text:style-name="T101_14"><text:s/></text:span><text:span text:style-name="T101_15">require</text:span><text:span text:style-name="T101_16"><text:s/></text:span><text:span text:style-name="T101_17">corresponding</text:span><text:span text:style-name="T101_18"><text:s/></text:span><text:span text:style-name="T101_19">change</text:span><text:span text:style-name="T101_20"><text:s/></text:span><text:span text:style-name="T101_21">to</text:span><text:span text:style-name="T101_22"><text:s/></text:span><text:span text:style-name="T101_23">accommodate</text:span><text:span text:style-name="T101_24"><text:s/></text:span><text:span text:style-name="T101_25">size</text:span><text:span text:style-name="T101_26">).</text:span></text:p><text:p text:style-name="P102"/><text:p text:style-name="P103"><text:span text:style-name="T103_1">Possible</text:span><text:span text:style-name="T103_2"><text:s/></text:span><text:span text:style-name="T103_3">addition</text:span><text:span text:style-name="T103_4"><text:s/></text:span><text:span text:style-name="T103_5">of</text:span><text:span text:style-name="T103_6"><text:s/></text:span><text:span text:style-name="T103_7">more</text:span><text:span text:style-name="T103_8"><text:s/></text:span><text:span text:style-name="T103_9">fs</text:span><text:span text:style-name="T103_10">,<text:s/></text:span><text:span text:style-name="T103_11">like</text:span><text:span text:style-name="T103_12"><text:s/></text:span><text:span text:style-name="T103_13">xfs</text:span><text:span text:style-name="T103_14"><text:s/></text:span><text:span text:style-name="T103_15">etc</text:span><text:span text:style-name="T103_16">?</text:span></text:p><text:p text:style-name="P104"/><text:p text:style-name="P105"><text:span text:style-name="T105_1">Encryption</text:span><text:span text:style-name="T105_2">?</text:span></text:p></office:annotation></text:span><text:span text:style-name="T105_3"><office:annotation><dc:creator/><text:p text:style-name="P106"><text:span text:style-name="T106_1">Please</text:span><text:span text:style-name="T106_2"><text:s/></text:span><text:span text:style-name="T106_3">feel</text:span><text:span text:style-name="T106_4"><text:s/></text:span><text:span text:style-name="T106_5">free</text:span><text:span text:style-name="T106_6"><text:s/></text:span><text:span text:style-name="T106_7">to</text:span><text:span text:style-name="T106_8"><text:s/></text:span><text:span text:style-name="T106_9">add</text:span><text:span text:style-name="T106_10"><text:s/></text:span><text:span text:style-name="T106_11">all</text:span><text:span text:style-name="T106_12"><text:s/></text:span><text:span text:style-name="T106_13">suggestions</text:span><text:span text:style-name="T106_14"><text:s/></text:span><text:span text:style-name="T106_15">to</text:span><text:span text:style-name="T106_16"><text:s/></text:span><text:span text:style-name="T106_17">the</text:span><text:span text:style-name="T106_18"><text:s/></text:span><text:span text:style-name="T106_19">list</text:span><text:span text:style-name="T106_20">.<text:s/>:)</text:span></text:p></office:annotation></text:span><text:span text:style-name="T106_21">YALI</text:span></text:h>
      <text:list text:style-name="LS3" xml:id="list11">
        <text:list-item>
          <text:p text:style-name="P107"><text:span text:style-name="T107_1">Change</text:span><text:span text:style-name="T107_2"><text:s/></text:span><text:span text:style-name="T107_3">the</text:span><text:span text:style-name="T107_4"><text:s/></text:span><text:span text:style-name="T107_5">background</text:span><text:span text:style-name="T107_6"><text:s/></text:span><text:span text:style-name="T107_7">with</text:span><text:span text:style-name="T107_8"><text:s/></text:span><text:span text:style-name="T107_9">a</text:span><text:span text:style-name="T107_10"><text:s/></text:span><text:span text:style-name="T107_11">matte</text:span><text:span text:style-name="T107_12"><text:s/></text:span><text:span text:style-name="T107_13">one</text:span><text:span text:style-name="T107_14">,<text:s/></text:span><text:span text:style-name="T107_15">current</text:span><text:span text:style-name="T107_16"><text:s/></text:span><text:span text:style-name="T107_17">one</text:span><text:span text:style-name="T107_18"><text:s/></text:span><text:span text:style-name="T107_19">looks</text:span><text:span text:style-name="T107_20"><text:s/></text:span><text:span text:style-name="T107_21">a</text:span><text:span text:style-name="T107_22"><text:s/></text:span><text:span text:style-name="T107_23">bit</text:span><text:span text:style-name="T107_24"><text:s/></text:span><text:span text:style-name="T107_25">too</text:span><text:span text:style-name="T107_26"><text:s/></text:span><text:span text:style-name="T107_27">shiny</text:span></text:p>
        </text:list-item>
        <text:list-item>
          <text:p text:style-name="P108"><text:span text:style-name="T108_1">Include</text:span><text:span text:style-name="T108_2"><text:s/></text:span><text:span text:style-name="T108_3">more</text:span><text:span text:style-name="T108_4"><text:s/></text:span><text:span text:style-name="T108_5">tabs</text:span><text:span text:style-name="T108_6"><text:s/></text:span><text:span text:style-name="T108_7">in</text:span><text:span text:style-name="T108_8"><text:s/></text:span><text:span text:style-name="T108_9">the</text:span><text:span text:style-name="T108_10"><text:s/></text:span><text:span text:style-name="T108_11">carousel</text:span><text:span text:style-name="T108_12"><text:s/></text:span><text:span text:style-name="T108_13">during</text:span><text:span text:style-name="T108_14"><text:s/></text:span><text:span text:style-name="T108_15">installation</text:span><text:span text:style-name="T108_16">,<text:s/></text:span><text:span text:style-name="T108_17">for</text:span><text:span text:style-name="T108_18"><text:s/></text:span><text:span text:style-name="T108_19">better</text:span><text:span text:style-name="T108_20"><text:s/></text:span><text:span text:style-name="T108_21">information</text:span></text:p>
        </text:list-item>
        <text:list-item>
          <text:p text:style-name="P109"><text:span text:style-name="T109_1">Include</text:span><text:span text:style-name="T109_2"><text:s/></text:span><text:span text:style-name="T109_3">support</text:span><text:span text:style-name="T109_4"><text:s/></text:span><text:span text:style-name="T109_5">for</text:span><text:span text:style-name="T109_6"><text:s/></text:span><text:span text:style-name="T109_7">more</text:span><text:span text:style-name="T109_8"><text:s/></text:span><text:span text:style-name="T109_9">file</text:span><text:span text:style-name="T109_10"><text:s/></text:span><text:span text:style-name="T109_11">systems</text:span></text:p>
        </text:list-item>
      </text:list>
      <text:h text:style-name="P110" text:outline-level="10"><text:bookmark-start text:name="h.22katfhu6ga"/><text:bookmark-end text:name="h.22katfhu6ga"/><text:span text:style-name="T110_1">MÜDÜR</text:span></text:h>
      <text:h text:style-name="P111" text:outline-level="10"><text:bookmark-start text:name="h.zd7ka3b1zxy1"/><text:bookmark-end text:name="h.zd7ka3b1zxy1"/><text:span text:style-name="T111_1">NEW</text:span><text:span text:style-name="T111_2"><text:s/></text:span><text:span text:style-name="T111_3">API</text:span><text:span text:style-name="T111_4">’</text:span><text:span text:style-name="T111_5">s</text:span><text:span text:style-name="T111_6"><text:s/>/<text:s/></text:span><text:span text:style-name="T111_7">FRAMEWORKS</text:span></text:h>
      <text:list text:style-name="LS4" xml:id="list14">
        <text:list-item>
          <text:p text:style-name="P112"><text:span text:style-name="T112_1">Qt</text:span><text:span text:style-name="T112_2">5<text:s/></text:span><text:span text:style-name="T112_3">support</text:span></text:p>
        </text:list-item>
        <text:list-item>
          <text:p text:style-name="P113"><text:span text:style-name="T113_1">GTK</text:span><text:span text:style-name="T113_2">3<text:s/></text:span><text:span text:style-name="T113_3">support</text:span><text:span text:style-name="T113_4"><text:s/>(</text:span><text:span text:style-name="T113_5">If</text:span><text:span text:style-name="T113_6"><text:s/></text:span><text:span text:style-name="T113_7">feasible</text:span><text:span text:style-name="T113_8">)</text:span></text:p>
        </text:list-item>
      </text:list>
      <text:h text:style-name="P114" text:outline-level="10"><text:bookmark-start text:name="h.v0m7awu91ibu"/><text:bookmark-end text:name="h.v0m7awu91ibu"/><text:span text:style-name="T114_1">DESKTOP</text:span><text:span text:style-name="T114_2"><text:s/></text:span><text:span text:style-name="T114_3">ENVIRONMENTS</text:span></text:h>
      <text:list text:style-name="LS5" xml:id="list16">
        <text:list-item>
          <text:p text:style-name="P115"><text:span text:style-name="T115_1">Provide</text:span><text:span text:style-name="T115_2"><text:s/></text:span><text:span text:style-name="T115_3">excellent</text:span><text:span text:style-name="T115_4"><office:annotation><dc:creator/><text:p text:style-name="P116"><text:span text:style-name="T116_1">Just</text:span><text:span text:style-name="T116_2"><text:s/></text:span><text:span text:style-name="T116_3">one</text:span><text:span text:style-name="T116_4"><text:s/></text:span><text:span text:style-name="T116_5">DE</text:span><text:span text:style-name="T116_6">,<text:s/></text:span><text:span text:style-name="T116_7">the</text:span><text:span text:style-name="T116_8"><text:s/></text:span><text:span text:style-name="T116_9">rest</text:span><text:span text:style-name="T116_10"><text:s/></text:span><text:span text:style-name="T116_11">is</text:span><text:span text:style-name="T116_12"><text:s/></text:span><text:span text:style-name="T116_13">extra</text:span><text:span text:style-name="T116_14"><text:s/></text:span><text:span text:style-name="T116_15">repo</text:span></text:p></office:annotation></text:span><text:span text:style-name="T116_16"><office:annotation><dc:creator/><text:p text:style-name="P117"><text:span text:style-name="T117_1">Yes</text:span></text:p></office:annotation></text:span><text:span text:style-name="T117_2"><office:annotation><dc:creator/><text:p text:style-name="P118"><text:span text:style-name="T118_1">+1</text:span></text:p></office:annotation></text:span><text:span text:style-name="T118_2"><text:s/></text:span><text:span text:style-name="T118_3">KDE</text:span><text:span text:style-name="T118_4"><text:s/></text:span><text:span text:style-name="T118_5">support</text:span><text:span text:style-name="T118_6">,<text:s/></text:span><text:span text:style-name="T118_7">drop</text:span><text:span text:style-name="T118_8"><text:s/></text:span><text:span text:style-name="T118_9">official</text:span><text:span text:style-name="T118_10"><text:s/></text:span><text:span text:style-name="T118_11">support</text:span><text:span text:style-name="T118_12"><text:s/></text:span><text:span text:style-name="T118_13">for</text:span><text:span text:style-name="T118_14"><text:s/></text:span><text:span text:style-name="T118_15">other</text:span><text:span text:style-name="T118_16"><text:s/></text:span><text:span text:style-name="T118_17">DEs</text:span><text:span text:style-name="T118_18">.</text:span></text:p>
        </text:list-item>
      </text:list>
      <text:h text:style-name="P119" text:outline-level="10"><text:bookmark-start text:name="h.uy756klhzeq8"/><text:bookmark-end text:name="h.uy756klhzeq8"/><text:span text:style-name="T119_1">KAPTAN</text:span></text:h>
      <text:list text:style-name="LS6" xml:id="list17">
        <text:list-item>
          <text:p text:style-name="P120"><text:span text:style-name="T120_1">Options</text:span><text:span text:style-name="T120_2"><text:s/></text:span><text:span text:style-name="T120_3">for</text:span><text:span text:style-name="T120_4"><text:s/></text:span><text:span text:style-name="T120_5">better</text:span><text:span text:style-name="T120_6"><text:s/></text:span><text:span text:style-name="T120_7">typography</text:span><text:span text:style-name="T120_8">,<text:s/></text:span><text:span text:style-name="T120_9">readability</text:span></text:p>
        </text:list-item>
        <text:list-item>
          <text:p text:style-name="P121"><text:span text:style-name="T121_1">More</text:span><text:span text:style-name="T121_2"><text:s/></text:span><text:span text:style-name="T121_3">control</text:span><text:span text:style-name="T121_4"><text:s/></text:span><text:span text:style-name="T121_5">over</text:span><text:span text:style-name="T121_6"><text:s/></text:span><text:span text:style-name="T121_7">the</text:span><text:span text:style-name="T121_8"><text:s/></text:span><text:span text:style-name="T121_9">general</text:span><text:span text:style-name="T121_10"><text:s/></text:span><text:span text:style-name="T121_11">theme</text:span><text:span text:style-name="T121_12">,<text:s/></text:span><text:span text:style-name="T121_13">provide</text:span><text:span text:style-name="T121_14"><text:s/></text:span><text:span text:style-name="T121_15">a</text:span><text:span text:style-name="T121_16"><text:s/></text:span><text:span text:style-name="T121_17">clutter</text:span><text:span text:style-name="T121_18">-</text:span><text:span text:style-name="T121_19">free</text:span><text:span text:style-name="T121_20"><text:s/></text:span><text:span text:style-name="T121_21">default</text:span><text:span text:style-name="T121_22"><text:s/></text:span><text:span text:style-name="T121_23">theme</text:span><text:span text:style-name="T121_24">,<text:s/></text:span><text:span text:style-name="T121_25">refine</text:span><text:span text:style-name="T121_26"><text:s/></text:span><text:span text:style-name="T121_27">selections</text:span></text:p>
        </text:list-item>
        <text:list-item>
          <text:p text:style-name="P122"><text:span text:style-name="T122_1">Suggestions</text:span><text:span text:style-name="T122_2"><text:s/></text:span><text:span text:style-name="T122_3">for</text:span><text:span text:style-name="T122_4"><text:s/></text:span><text:span text:style-name="T122_5">new</text:span><text:span text:style-name="T122_6"><text:s/></text:span><text:span text:style-name="T122_7">software</text:span></text:p>
        </text:list-item>
      </text:list>
      <text:h text:style-name="P123" text:outline-level="10"><text:bookmark-start text:name="h.qsqco5qufa4a"/><text:bookmark-end text:name="h.qsqco5qufa4a"/><text:span text:style-name="T123_1">LANGUAGE</text:span><text:span text:style-name="T123_2"><text:s/></text:span><text:span text:style-name="T123_3">SUPPORT</text:span><text:span text:style-name="T123_4"><text:s/>/<text:s/></text:span><text:span text:style-name="T123_5">SPELL</text:span><text:span text:style-name="T123_6">-</text:span><text:span text:style-name="T123_7">GRAMMAR</text:span><text:span text:style-name="T123_8"><text:s/></text:span><text:span text:style-name="T123_9">CHECKING</text:span></text:h>
      <text:list text:style-name="LS7" xml:id="list20">
        <text:list-item>
          <text:p text:style-name="P124"><text:span text:style-name="T124_1">Include</text:span><text:span text:style-name="T124_2"><text:s/></text:span><text:span text:style-name="T124_3">more</text:span><text:span text:style-name="T124_4"><text:s/></text:span><text:span text:style-name="T124_5">default</text:span><text:span text:style-name="T124_6"><text:s/></text:span><text:span text:style-name="T124_7">dictionaries</text:span></text:p>
        </text:list-item>
        <text:list-item>
          <text:p text:style-name="P125"><text:span text:style-name="T125_1">Consider</text:span><text:span text:style-name="T125_2"><text:s/></text:span><text:span text:style-name="T125_3">bundling</text:span><text:span text:style-name="T125_4"><text:s/></text:span><text:span text:style-name="T125_5">LanguageTool</text:span><text:span text:style-name="T125_6"><text:s/></text:span><text:span text:style-name="T125_7">by</text:span><text:span text:style-name="T125_8"><text:s/></text:span><text:span text:style-name="T125_9">default</text:span><text:span text:style-name="T125_10"><text:s/></text:span><text:span text:style-name="T125_11">for</text:span><text:span text:style-name="T125_12"><text:s/></text:span><text:span text:style-name="T125_13">grammar</text:span><text:span text:style-name="T125_14"><text:s/></text:span><text:span text:style-name="T125_15">checking</text:span></text:p>
        </text:list-item>
        <text:list-item>
          <text:p text:style-name="P126"><text:span text:style-name="T126_1">Better</text:span><text:span text:style-name="T126_2"><text:s/></text:span><text:span text:style-name="T126_3">TR</text:span><text:span text:style-name="T126_4"><text:s/></text:span><text:span text:style-name="T126_5">spell</text:span><text:span text:style-name="T126_6"><text:s/></text:span><text:span text:style-name="T126_7">checking</text:span><text:span text:style-name="T126_8"><text:s/></text:span><text:span text:style-name="T126_9">support</text:span><text:span text:style-name="T126_10">,<text:s/></text:span><text:span text:style-name="T126_11">a</text:span><text:span text:style-name="T126_12"><text:s/></text:span><text:span text:style-name="T126_13">possible</text:span><text:span text:style-name="T126_14"><text:s/></text:span><text:span text:style-name="T126_15">thesaurus</text:span><text:span text:style-name="T126_16">,<text:s/></text:span><text:span text:style-name="T126_17">and</text:span><text:span text:style-name="T126_18"><text:s/></text:span><text:span text:style-name="T126_19">a</text:span><text:span text:style-name="T126_20"><text:s/></text:span><text:span text:style-name="T126_21">grammar</text:span><text:span text:style-name="T126_22"><text:s/></text:span><text:span text:style-name="T126_23">checker</text:span></text:p>
        </text:list-item>
        <text:list-item>
          <text:p text:style-name="P127"><text:span text:style-name="T127_1">Bundle</text:span><text:span text:style-name="T127_2"><text:s/></text:span><text:span text:style-name="T127_3">HunSpell</text:span></text:p>
        </text:list-item>
      </text:list>
      <text:h text:style-name="P128" text:outline-level="10"><text:bookmark-start text:name="h.jt1zao7qqdga"/><text:bookmark-end text:name="h.jt1zao7qqdga"/><text:span text:style-name="T128_1">CHOICE</text:span><text:span text:style-name="T128_2"><text:s/></text:span><text:span text:style-name="T128_3">OF</text:span><text:span text:style-name="T128_4"><text:s/></text:span><text:span text:style-name="T128_5">DEFAULT</text:span><text:span text:style-name="T128_6"><text:s/></text:span><text:span text:style-name="T128_7">SOFTWARE</text:span></text:h>
      <text:list text:style-name="LS8" xml:id="list24">
        <text:list-item>
          <text:p text:style-name="P129"><text:span text:style-name="T129_1">A</text:span><text:span text:style-name="T129_2"><text:s/></text:span><text:span text:style-name="T129_3">bloat</text:span><text:span text:style-name="T129_4">-</text:span><text:span text:style-name="T129_5">free</text:span><text:span text:style-name="T129_6"><text:s/></text:span><text:span text:style-name="T129_7">distribution</text:span><text:span text:style-name="T129_8">,<text:s/></text:span><text:span text:style-name="T129_9">make</text:span><text:span text:style-name="T129_10"><text:s/></text:span><text:span text:style-name="T129_11">sure</text:span><text:span text:style-name="T129_12"><text:s/></text:span><text:span text:style-name="T129_13">to</text:span><text:span text:style-name="T129_14"><text:s/></text:span><text:span text:style-name="T129_15">include</text:span><text:span text:style-name="T129_16"><text:s/></text:span><text:span text:style-name="T129_17">most</text:span><text:span text:style-name="T129_18"><text:s/></text:span><text:span text:style-name="T129_19">common</text:span><text:span text:style-name="T129_20"><text:s/></text:span><text:span text:style-name="T129_21">software</text:span></text:p>
        </text:list-item>
      </text:list>
      <text:h text:style-name="P130" text:outline-level="10"><text:bookmark-start text:name="h.ojj6r9sap5in"/><text:bookmark-end text:name="h.ojj6r9sap5in"/><text:span text:style-name="T130_1">WEBSITE</text:span></text:h>
      <text:list text:style-name="LS9" xml:id="list25">
        <text:list-item>
          <text:p text:style-name="P131"><text:span text:style-name="T131_1">A</text:span><text:span text:style-name="T131_2"><text:s/></text:span><text:span text:style-name="T131_3">complete</text:span><text:span text:style-name="T131_4"><text:s/></text:span><text:span text:style-name="T131_5">redesign</text:span><text:span text:style-name="T131_6"><text:s/></text:span><text:span text:style-name="T131_7">with</text:span><text:span text:style-name="T131_8"><text:s/></text:span><text:span text:style-name="T131_9">as</text:span><text:span text:style-name="T131_10"><text:s/></text:span><text:span text:style-name="T131_11">much</text:span><text:span text:style-name="T131_12"><text:s/></text:span><text:span text:style-name="T131_13">as</text:span><text:span text:style-name="T131_14"><text:s/></text:span><text:span text:style-name="T131_15">less</text:span><text:span text:style-name="T131_16"><text:s/></text:span><text:span text:style-name="T131_17">bloat</text:span><text:span text:style-name="T131_18"><text:s/></text:span><text:span text:style-name="T131_19">in</text:span><text:span text:style-name="T131_20"><text:s/></text:span><text:span text:style-name="T131_21">terms</text:span><text:span text:style-name="T131_22"><text:s/></text:span><text:span text:style-name="T131_23">of</text:span><text:span text:style-name="T131_24"><text:s/></text:span><text:span text:style-name="T131_25">objects</text:span><text:span text:style-name="T131_26"><text:s/></text:span><text:span text:style-name="T131_27">and</text:span><text:span text:style-name="T131_28"><text:s/></text:span><text:span text:style-name="T131_29">design</text:span><text:span text:style-name="T131_30">.<text:s/></text:span><text:span text:style-name="T131_31">See</text:span><text:span text:style-name="T131_32"><text:s text:c="2"/></text:span><text:span text:style-name="T131_33">for</text:span><text:span text:style-name="T131_34"><text:s/></text:span><text:span text:style-name="T131_35">an</text:span><text:span text:style-name="T131_36"><text:s/></text:span><text:span text:style-name="T131_37">example</text:span><text:span text:style-name="T131_38">.</text:span></text:p>
        </text:list-item>
        <text:list-item>
          <text:p text:style-name="P132"><text:span text:style-name="T132_1">Unify</text:span><text:span text:style-name="T132_2"><text:s/></text:span><text:span text:style-name="T132_3">domains</text:span><text:span text:style-name="T132_4">,<text:s/></text:span><text:span text:style-name="T132_5">use</text:span><text:span text:style-name="T132_6"><text:s/></text:span><text:span text:style-name="T132_7">only</text:span><text:span text:style-name="T132_8"><text:s/></text:span><text:span text:style-name="T132_9">pisilinux</text:span><text:span text:style-name="T132_10">.</text:span><text:span text:style-name="T132_11">org</text:span><text:span text:style-name="T132_12">,<text:s/></text:span><text:span text:style-name="T132_13">locale</text:span><text:span text:style-name="T132_14"><text:s/></text:span><text:span text:style-name="T132_15">should</text:span><text:span text:style-name="T132_16"><text:s/></text:span><text:span text:style-name="T132_17">change</text:span><text:span text:style-name="T132_18"><text:s/></text:span><text:span text:style-name="T132_19">according</text:span><text:span text:style-name="T132_20"><text:s/></text:span><text:span text:style-name="T132_21">to</text:span><text:span text:style-name="T132_22"><text:s/></text:span><text:span text:style-name="T132_23">user</text:span><text:span text:style-name="T132_24"><text:s/></text:span><text:span text:style-name="T132_25">locale</text:span></text:p>
        </text:list-item>
        <text:list-item>
          <text:p text:style-name="P133"><text:span text:style-name="T133_1">Add</text:span><text:span text:style-name="T133_2"><text:s/></text:span><text:span text:style-name="T133_3">new</text:span><text:span text:style-name="T133_4"><text:s/></text:span><text:span text:style-name="T133_5">texts</text:span><text:span text:style-name="T133_6">,<text:s/></text:span><text:span text:style-name="T133_7">improve</text:span><text:span text:style-name="T133_8"><text:s/></text:span><text:span text:style-name="T133_9">current</text:span><text:span text:style-name="T133_10"><text:s/></text:span><text:span text:style-name="T133_11">ones</text:span></text:p>
        </text:list-item>
        <text:list-item>
          <text:p text:style-name="P134"><text:span text:style-name="T134_1">Move</text:span><text:span text:style-name="T134_2"><text:s/></text:span><text:span text:style-name="T134_3">website</text:span><text:span text:style-name="T134_4"><text:s/></text:span><text:span text:style-name="T134_5">texts</text:span><text:span text:style-name="T134_6"><text:s/></text:span><text:span text:style-name="T134_7">to</text:span><text:span text:style-name="T134_8"><text:s/></text:span><text:span text:style-name="T134_9">Transifex</text:span></text:p>
        </text:list-item>
        <text:list-item>
          <text:p text:style-name="P135"><text:span text:style-name="T135_1"><office:annotation><dc:creator/><text:p text:style-name="P136"><text:span text:style-name="T136_1">In</text:span><text:span text:style-name="T136_2"><text:s/></text:span><text:span text:style-name="T136_3">an</text:span><text:span text:style-name="T136_4"><text:s/></text:span><text:span text:style-name="T136_5">ideal</text:span><text:span text:style-name="T136_6"><text:s/></text:span><text:span text:style-name="T136_7">world</text:span><text:span text:style-name="T136_8">,<text:s/></text:span><text:span text:style-name="T136_9">this</text:span><text:span text:style-name="T136_10"><text:s/></text:span><text:span text:style-name="T136_11">is</text:span><text:span text:style-name="T136_12"><text:s/></text:span><text:span text:style-name="T136_13">desirable</text:span><text:span text:style-name="T136_14"><text:s/>(</text:span><text:span text:style-name="T136_15">and</text:span><text:span text:style-name="T136_16"><text:s/></text:span><text:span text:style-name="T136_17">I</text:span><text:span text:style-name="T136_18"><text:s/></text:span><text:span text:style-name="T136_19">said</text:span><text:span text:style-name="T136_20"><text:s/></text:span><text:span text:style-name="T136_21">waaay</text:span><text:span text:style-name="T136_22"><text:s/></text:span><text:span text:style-name="T136_23">back</text:span><text:span text:style-name="T136_24">,<text:s/></text:span><text:span text:style-name="T136_25">to</text:span><text:span text:style-name="T136_26"><text:s/></text:span><text:span text:style-name="T136_27">that</text:span><text:span text:style-name="T136_28"><text:s/></text:span><text:span text:style-name="T136_29">effect</text:span><text:span text:style-name="T136_30">).<text:s/></text:span><text:span text:style-name="T136_31">But</text:span><text:span text:style-name="T136_32"><text:s/></text:span><text:span text:style-name="T136_33">as</text:span><text:span text:style-name="T136_34"><text:s/></text:span><text:span text:style-name="T136_35">with</text:span><text:span text:style-name="T136_36"><text:s/></text:span><text:span text:style-name="T136_37">most</text:span><text:span text:style-name="T136_38"><text:s/></text:span><text:span text:style-name="T136_39">every</text:span><text:span text:style-name="T136_40"><text:s/></text:span><text:span text:style-name="T136_41">other</text:span><text:span text:style-name="T136_42"><text:s/></text:span><text:span text:style-name="T136_43">aspect</text:span><text:span text:style-name="T136_44">,<text:s/></text:span><text:span text:style-name="T136_45">being</text:span><text:span text:style-name="T136_46"><text:s/></text:span><text:span text:style-name="T136_47">after</text:span><text:span text:style-name="T136_48">-</text:span><text:span text:style-name="T136_49">the</text:span><text:span text:style-name="T136_50">-</text:span><text:span text:style-name="T136_51">fact</text:span><text:span text:style-name="T136_52"><text:s/>-<text:s/></text:span><text:span text:style-name="T136_53">is</text:span><text:span text:style-name="T136_54"><text:s/></text:span><text:span text:style-name="T136_55">the</text:span><text:span text:style-name="T136_56"><text:s/></text:span><text:span text:style-name="T136_57">opportunity</text:span><text:span text:style-name="T136_58"><text:s/></text:span><text:span text:style-name="T136_59">missed</text:span><text:span text:style-name="T136_60"><text:s/></text:span><text:span text:style-name="T136_61">and</text:span><text:span text:style-name="T136_62"><text:s/></text:span><text:span text:style-name="T136_63">gone</text:span><text:span text:style-name="T136_64">?<text:s/></text:span><text:span text:style-name="T136_65">Apart</text:span><text:span text:style-name="T136_66"><text:s/></text:span><text:span text:style-name="T136_67">from</text:span><text:span text:style-name="T136_68"><text:s/></text:span><text:span text:style-name="T136_69">technical</text:span><text:span text:style-name="T136_70"><text:s/></text:span><text:span text:style-name="T136_71">considerations</text:span><text:span text:style-name="T136_72"><text:s/>(</text:span><text:span text:style-name="T136_73">not</text:span><text:span text:style-name="T136_74"><text:s/></text:span><text:span text:style-name="T136_75">insurmountable</text:span><text:span text:style-name="T136_76">),<text:s/></text:span><text:span text:style-name="T136_77">what</text:span><text:span text:style-name="T136_78"><text:s/></text:span><text:span text:style-name="T136_79">about</text:span><text:span text:style-name="T136_80"><text:s/></text:span><text:span text:style-name="T136_81">reaction</text:span><text:span text:style-name="T136_82"><text:s/></text:span><text:span text:style-name="T136_83">of</text:span><text:span text:style-name="T136_84"><text:s/></text:span><text:span text:style-name="T136_85">existing</text:span><text:span text:style-name="T136_86"><text:s/></text:span><text:span text:style-name="T136_87">members</text:span><text:span text:style-name="T136_88">?</text:span></text:p></office:annotation></text:span><text:span text:style-name="T136_89"><office:annotation><dc:creator/><text:p text:style-name="P137"><text:span text:style-name="T137_1">We</text:span><text:span text:style-name="T137_2"><text:s/></text:span><text:span text:style-name="T137_3">can</text:span><text:span text:style-name="T137_4"><text:s/></text:span><text:span text:style-name="T137_5">just</text:span><text:span text:style-name="T137_6"><text:s/></text:span><text:span text:style-name="T137_7">open</text:span><text:span text:style-name="T137_8"><text:s/></text:span><text:span text:style-name="T137_9">a</text:span><text:span text:style-name="T137_10"><text:s/></text:span><text:span text:style-name="T137_11">TR</text:span><text:span text:style-name="T137_12"><text:s/></text:span><text:span text:style-name="T137_13">section</text:span><text:span text:style-name="T137_14">,<text:s/></text:span><text:span text:style-name="T137_15">and</text:span><text:span text:style-name="T137_16"><text:s/></text:span><text:span text:style-name="T137_17">invite</text:span><text:span text:style-name="T137_18"><text:s/></text:span><text:span text:style-name="T137_19">other</text:span><text:span text:style-name="T137_20"><text:s/></text:span><text:span text:style-name="T137_21">people</text:span><text:span text:style-name="T137_22"><text:s/></text:span><text:span text:style-name="T137_23">to</text:span><text:span text:style-name="T137_24"><text:s/></text:span><text:span text:style-name="T137_25">the</text:span><text:span text:style-name="T137_26"><text:s/></text:span><text:span text:style-name="T137_27">World</text:span><text:span text:style-name="T137_28"><text:s/></text:span><text:span text:style-name="T137_29">Forum</text:span><text:span text:style-name="T137_30">.<text:s/></text:span><text:span text:style-name="T137_31">In</text:span><text:span text:style-name="T137_32"><text:s/></text:span><text:span text:style-name="T137_33">a</text:span><text:span text:style-name="T137_34"><text:s/></text:span><text:span text:style-name="T137_35">short</text:span><text:span text:style-name="T137_36"><text:s/></text:span><text:span text:style-name="T137_37">period</text:span><text:span text:style-name="T137_38"><text:s/></text:span><text:span text:style-name="T137_39">of</text:span><text:span text:style-name="T137_40"><text:s/></text:span><text:span text:style-name="T137_41">time</text:span><text:span text:style-name="T137_42">,<text:s/></text:span><text:span text:style-name="T137_43">I</text:span><text:span text:style-name="T137_44"><text:s/></text:span><text:span text:style-name="T137_45">think</text:span><text:span text:style-name="T137_46"><text:s/></text:span><text:span text:style-name="T137_47">many</text:span><text:span text:style-name="T137_48"><text:s/></text:span><text:span text:style-name="T137_49">people</text:span><text:span text:style-name="T137_50"><text:s/></text:span><text:span text:style-name="T137_51">will</text:span><text:span text:style-name="T137_52"><text:s/></text:span><text:span text:style-name="T137_53">migrate</text:span><text:span text:style-name="T137_54">.</text:span></text:p></office:annotation></text:span><text:span text:style-name="T137_55">Unify</text:span><text:span text:style-name="T137_56"><text:s/></text:span><text:span text:style-name="T137_57">Turkish</text:span><text:span text:style-name="T137_58"><text:s/></text:span><text:span text:style-name="T137_59">and</text:span><text:span text:style-name="T137_60"><text:s/></text:span><text:span text:style-name="T137_61">World</text:span><text:span text:style-name="T137_62"><text:s/></text:span><text:span text:style-name="T137_63">Forum</text:span></text:p>
        </text:list-item>
        <text:list-item>
          <text:p text:style-name="P138"><text:span text:style-name="T138_1">Use</text:span><text:span text:style-name="T138_2"><text:s/></text:span><text:span text:style-name="T138_3">Bugzilla</text:span><text:span text:style-name="T138_4"><text:s/></text:span><text:span text:style-name="T138_5">for</text:span><text:span text:style-name="T138_6"><text:s/></text:span><text:span text:style-name="T138_7">bug</text:span><text:span text:style-name="T138_8"><text:s/></text:span><text:span text:style-name="T138_9">tracking</text:span><text:span text:style-name="T138_10"><text:s/>(</text:span><text:span text:style-name="T138_11">needs</text:span><text:span text:style-name="T138_12"><text:s/></text:span><text:span text:style-name="T138_13">review</text:span><text:span text:style-name="T138_14">)</text:span></text:p>
        </text:list-item>
        <text:list-item>
          <text:p text:style-name="P139"><text:span text:style-name="T139_1">Unify</text:span><text:span text:style-name="T139_2"><text:s/></text:span><text:span text:style-name="T139_3">wiki</text:span><text:span text:style-name="T139_4">,<text:s/></text:span><text:span text:style-name="T139_5">use</text:span><text:span text:style-name="T139_6"><text:s/></text:span><text:span text:style-name="T139_7">only</text:span><text:span text:style-name="T139_8"><text:s/></text:span><text:span text:style-name="T139_9">one</text:span><text:span text:style-name="T139_10"><text:s/></text:span><text:span text:style-name="T139_11">version</text:span><text:span text:style-name="T139_12">,<text:s/></text:span><text:span text:style-name="T139_13">language</text:span><text:span text:style-name="T139_14"><text:s/></text:span><text:span text:style-name="T139_15">changes</text:span><text:span text:style-name="T139_16"><text:s/></text:span><text:span text:style-name="T139_17">according</text:span><text:span text:style-name="T139_18"><text:s/></text:span><text:span text:style-name="T139_19">to</text:span><text:span text:style-name="T139_20"><text:s/></text:span><text:span text:style-name="T139_21">the</text:span><text:span text:style-name="T139_22"><text:s/></text:span><text:span text:style-name="T139_23">user</text:span><text:span text:style-name="T139_24"><text:s/></text:span><text:span text:style-name="T139_25">language</text:span><text:span text:style-name="T139_26"><text:s/></text:span><text:span text:style-name="T139_27">and</text:span><text:span text:style-name="T139_28"><text:s/></text:span><text:span text:style-name="T139_29">from</text:span><text:span text:style-name="T139_30"><text:s/></text:span><text:span text:style-name="T139_31">wiki</text:span><text:span text:style-name="T139_32"><text:s/></text:span><text:span text:style-name="T139_33">settings</text:span><text:span text:style-name="T139_34">.</text:span></text:p>
        </text:list-item>
      </text:list>
      <text:h text:style-name="P140" text:outline-level="10"><text:bookmark-start text:name="h.8yehxtrmecd1"/><text:bookmark-end text:name="h.8yehxtrmecd1"/><text:span text:style-name="T140_1">TO</text:span><text:span text:style-name="T140_2">-</text:span><text:span text:style-name="T140_3">DOS</text:span><text:span text:style-name="T140_4"><text:s/></text:span><text:span text:style-name="T140_5">FOR</text:span><text:span text:style-name="T140_6"><text:s/></text:span><text:span text:style-name="T140_7">GENERAL</text:span><text:span text:style-name="T140_8"><text:s/></text:span><text:span text:style-name="T140_9">CODE</text:span><text:span text:style-name="T140_10"><text:s/></text:span><text:span text:style-name="T140_11">MAINTENANCE</text:span></text:h>
      <text:list text:style-name="LS10" xml:id="list32">
        <text:list-item>
          <text:p text:style-name="P141"><text:span text:style-name="T141_1">Improve</text:span><text:span text:style-name="T141_2"><text:s/></text:span><text:span text:style-name="T141_3">code</text:span><text:span text:style-name="T141_4"><text:s/></text:span><text:span text:style-name="T141_5">readability</text:span></text:p>
        </text:list-item>
        <text:list-item>
          <text:p text:style-name="P142"><text:span text:style-name="T142_1">Determine</text:span><text:span text:style-name="T142_2"><text:s/></text:span><text:span text:style-name="T142_3">parts</text:span><text:span text:style-name="T142_4"><text:s/></text:span><text:span text:style-name="T142_5">which</text:span><text:span text:style-name="T142_6"><text:s/></text:span><text:span text:style-name="T142_7">need</text:span><text:span text:style-name="T142_8"><text:s/></text:span><text:span text:style-name="T142_9">rewriting</text:span><text:span text:style-name="T142_10">/</text:span><text:span text:style-name="T142_11">refactoring</text:span></text:p>
        </text:list-item>
      </text:list>
      <text:h text:style-name="P143" text:outline-level="10"><text:bookmark-start text:name="h.y73iyenstl3e"/><text:bookmark-end text:name="h.y73iyenstl3e"/><text:span text:style-name="T143_1">DESIGN</text:span><text:span text:style-name="T143_2">/</text:span><text:span text:style-name="T143_3">BRANDING</text:span></text:h>
      <text:list text:style-name="LS11" xml:id="list34">
        <text:list-item>
          <text:p text:style-name="P144"><text:span text:style-name="T144_1">A</text:span><text:span text:style-name="T144_2"><text:s/></text:span><text:span text:style-name="T144_3">new</text:span><text:span text:style-name="T144_4"><text:s/></text:span><text:span text:style-name="T144_5">typeface</text:span><text:span text:style-name="T144_6"><text:s/></text:span><text:span text:style-name="T144_7">for</text:span><text:span text:style-name="T144_8"><text:s/></text:span><text:span text:style-name="T144_9">Pisi</text:span><text:span text:style-name="T144_10"><text:s/></text:span><text:span text:style-name="T144_11">Linux</text:span></text:p>
        </text:list-item>
        <text:list-item>
          <text:p text:style-name="P145"><text:span text:style-name="T145_1">Move</text:span><text:span text:style-name="T145_2"><text:s/></text:span><text:span text:style-name="T145_3">towards</text:span><text:span text:style-name="T145_4"><text:s/></text:span><text:span text:style-name="T145_5">a</text:span><text:span text:style-name="T145_6"><text:s/></text:span><text:span text:style-name="T145_7">flatter</text:span><text:span text:style-name="T145_8"><text:s/></text:span><text:span text:style-name="T145_9">design</text:span><text:span text:style-name="T145_10"><text:s/></text:span><text:span text:style-name="T145_11">language</text:span></text:p>
        </text:list-item>
        <text:list-item>
          <text:p text:style-name="P146"><text:span text:style-name="T146_1">Rework</text:span><text:span text:style-name="T146_2"><text:s/></text:span><text:span text:style-name="T146_3">current</text:span><text:span text:style-name="T146_4"><text:s/></text:span><text:span text:style-name="T146_5">artworks</text:span><text:span text:style-name="T146_6"><text:s/></text:span><text:span text:style-name="T146_7">with</text:span><text:span text:style-name="T146_8"><text:s/></text:span><text:span text:style-name="T146_9">better</text:span><text:span text:style-name="T146_10"><text:s/></text:span><text:span text:style-name="T146_11">typography</text:span><text:span text:style-name="T146_12"><text:s/>(</text:span><text:span text:style-name="T146_13">new</text:span><text:span text:style-name="T146_14"><text:s/></text:span><text:span text:style-name="T146_15">typeface</text:span><text:span text:style-name="T146_16">),<text:s/></text:span><text:span text:style-name="T146_17">less</text:span><text:span text:style-name="T146_18"><text:s/></text:span><text:span text:style-name="T146_19">skeuomorphism</text:span><text:span text:style-name="T146_20">,<text:s/></text:span><text:span text:style-name="T146_21">more</text:span><text:span text:style-name="T146_22"><text:s/></text:span><text:span text:style-name="T146_23">flat</text:span><text:span text:style-name="T146_24"><text:s/></text:span><text:span text:style-name="T146_25">design</text:span><text:span text:style-name="T146_26"><text:s/></text:span><text:span text:style-name="T146_27">elements</text:span></text:p>
        </text:list-item>
      </text:list>
      <text:p text:style-name="P147"/>
      <text:h text:style-name="P148" text:outline-level="10"><text:bookmark-start text:name="h.t902htdvsakh"/><text:bookmark-end text:name="h.t902htdvsakh"/><text:span text:style-name="T148_1"><text:s/></text:span></text:h>
      <text:p text:style-name="P149"/>
      <text:p text:style-name="P150"/>
      <text:p text:style-name="P1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